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695060" table:style-name="ce7">
            <text:p>10.695.060</text:p>
          </table:table-cell>
          <table:table-cell office:value-type="float" office:value="402000" table:style-name="ce7">
            <text:p>402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587260" table:style-name="ce9">
            <text:p>15.587.260</text:p>
          </table:table-cell>
          <table:table-cell office:value-type="float" office:value="15165799" table:style-name="ce9">
            <text:p>15.165.799</text:p>
          </table:table-cell>
          <table:table-cell office:value-type="percentage" office:value="0.97296118753392191" table:style-name="ce10">
            <text:p>97,3%</text:p>
          </table:table-cell>
          <table:table-cell office:value-type="float" office:value="7197465" table:style-name="ce8">
            <text:p>7.197.465</text:p>
          </table:table-cell>
          <table:table-cell office:value-type="float" office:value="6862666" table:style-name="ce8">
            <text:p>6.862.666</text:p>
          </table:table-cell>
          <table:table-cell office:value-type="float" office:value="2173837" table:style-name="ce8">
            <text:p>2.173.837</text:p>
          </table:table-cell>
          <table:table-cell office:value-type="date" office:date-value="2022-01-09T00:00:00" table:style-name="ce11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13201" table:style-name="ce7">
            <text:p>1.713.201</text:p>
          </table:table-cell>
          <table:table-cell office:value-type="float" office:value="54000" table:style-name="ce7">
            <text:p>54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454456" table:style-name="ce14">
            <text:p>2.454.456</text:p>
          </table:table-cell>
          <table:table-cell office:value-type="float" office:value="2392161" table:style-name="ce14">
            <text:p>2.392.161</text:p>
          </table:table-cell>
          <table:table-cell office:value-type="percentage" office:value="0.97461963058209233" table:style-name="ce15">
            <text:p>97,5%</text:p>
          </table:table-cell>
          <table:table-cell office:value-type="float" office:value="1119759" table:style-name="ce13">
            <text:p>1.119.759</text:p>
          </table:table-cell>
          <table:table-cell office:value-type="float" office:value="1067882" table:style-name="ce13">
            <text:p>1.067.882</text:p>
          </table:table-cell>
          <table:table-cell office:value-type="float" office:value="443251" table:style-name="ce13">
            <text:p>443.251</text:p>
          </table:table-cell>
          <table:table-cell office:value-type="date" office:date-value="2022-01-08T00:00:00" table:style-name="ce16">
            <text:p>0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58725" table:style-name="ce7">
            <text:p>1.458.725</text:p>
          </table:table-cell>
          <table:table-cell office:value-type="float" office:value="36000" table:style-name="ce7">
            <text:p>36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99665" table:style-name="ce14">
            <text:p>2.199.665</text:p>
          </table:table-cell>
          <table:table-cell office:value-type="float" office:value="2117996" table:style-name="ce14">
            <text:p>2.117.996</text:p>
          </table:table-cell>
          <table:table-cell office:value-type="percentage" office:value="0.9628720737021319" table:style-name="ce15">
            <text:p>96,3%</text:p>
          </table:table-cell>
          <table:table-cell office:value-type="float" office:value="908593" table:style-name="ce13">
            <text:p>908.593</text:p>
          </table:table-cell>
          <table:table-cell office:value-type="float" office:value="870841" table:style-name="ce13">
            <text:p>870.841</text:p>
          </table:table-cell>
          <table:table-cell office:value-type="float" office:value="542547" table:style-name="ce13">
            <text:p>542.547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54000" table:style-name="ce7">
            <text:p>54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21774" table:style-name="ce14">
            <text:p>2.121.774</text:p>
          </table:table-cell>
          <table:table-cell office:value-type="float" office:value="1870791" table:style-name="ce14">
            <text:p>1.870.791</text:p>
          </table:table-cell>
          <table:table-cell office:value-type="percentage" office:value="0.88171077598273895" table:style-name="ce15">
            <text:p>88,2%</text:p>
          </table:table-cell>
          <table:table-cell office:value-type="float" office:value="906293" table:style-name="ce13">
            <text:p>906.293</text:p>
          </table:table-cell>
          <table:table-cell office:value-type="float" office:value="870699" table:style-name="ce13">
            <text:p>870.699</text:p>
          </table:table-cell>
          <table:table-cell office:value-type="float" office:value="278324" table:style-name="ce13">
            <text:p>278.324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55250" table:style-name="ce7">
            <text:p>2.555.250</text:p>
          </table:table-cell>
          <table:table-cell office:value-type="float" office:value="84000" table:style-name="ce7">
            <text:p>8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03400" table:style-name="ce14">
            <text:p>3.903.400</text:p>
          </table:table-cell>
          <table:table-cell office:value-type="float" office:value="3750204.5" table:style-name="ce14">
            <text:p>3.750.205</text:p>
          </table:table-cell>
          <table:table-cell office:value-type="percentage" office:value="0.96075331762053595" table:style-name="ce15">
            <text:p>96,1%</text:p>
          </table:table-cell>
          <table:table-cell office:value-type="float" office:value="1772546" table:style-name="ce13">
            <text:p>1.772.546</text:p>
          </table:table-cell>
          <table:table-cell office:value-type="float" office:value="1667130" table:style-name="ce13">
            <text:p>1.667.130</text:p>
          </table:table-cell>
          <table:table-cell office:value-type="float" office:value="623533" table:style-name="ce13">
            <text:p>623.533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59515" table:style-name="ce7">
            <text:p>859.515</text:p>
          </table:table-cell>
          <table:table-cell office:value-type="float" office:value="24000" table:style-name="ce7">
            <text:p>24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86315" table:style-name="ce14">
            <text:p>1.186.315</text:p>
          </table:table-cell>
          <table:table-cell office:value-type="float" office:value="1140181.5" table:style-name="ce14">
            <text:p>1.140.182</text:p>
          </table:table-cell>
          <table:table-cell office:value-type="percentage" office:value="0.96111193064236733" table:style-name="ce15">
            <text:p>96,1%</text:p>
          </table:table-cell>
          <table:table-cell office:value-type="float" office:value="511600" table:style-name="ce13">
            <text:p>511.600</text:p>
          </table:table-cell>
          <table:table-cell office:value-type="float" office:value="485437" table:style-name="ce13">
            <text:p>485.437</text:p>
          </table:table-cell>
          <table:table-cell office:value-type="float" office:value="231832" table:style-name="ce13">
            <text:p>231.832</text:p>
          </table:table-cell>
          <table:table-cell office:value-type="date" office:date-value="2021-01-09T00:00:00" table:style-name="ce16">
            <text:p>09/01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48123" table:style-name="ce7">
            <text:p>3.948.123</text:p>
          </table:table-cell>
          <table:table-cell office:value-type="float" office:value="84000" table:style-name="ce7">
            <text:p>8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05173" table:style-name="ce14">
            <text:p>5.205.173</text:p>
          </table:table-cell>
          <table:table-cell office:value-type="float" office:value="4817553.5" table:style-name="ce14">
            <text:p>4.817.554</text:p>
          </table:table-cell>
          <table:table-cell office:value-type="percentage" office:value="0.92553186993016368" table:style-name="ce15">
            <text:p>92,6%</text:p>
          </table:table-cell>
          <table:table-cell office:value-type="float" office:value="2099494" table:style-name="ce13">
            <text:p>2.099.494</text:p>
          </table:table-cell>
          <table:table-cell office:value-type="float" office:value="1996673" table:style-name="ce13">
            <text:p>1.996.673</text:p>
          </table:table-cell>
          <table:table-cell office:value-type="float" office:value="1027398" table:style-name="ce13">
            <text:p>1.027.398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83225" table:style-name="ce7">
            <text:p>2.583.225</text:p>
          </table:table-cell>
          <table:table-cell office:value-type="float" office:value="90000" table:style-name="ce7">
            <text:p>90.000</text:p>
          </table:table-cell>
          <table:table-cell office:value-type="float" office:value="821270" table:style-name="ce7">
            <text:p>82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970330" table:style-name="ce14">
            <text:p>3.970.330</text:p>
          </table:table-cell>
          <table:table-cell office:value-type="float" office:value="3593997.5" table:style-name="ce14">
            <text:p>3.593.998</text:p>
          </table:table-cell>
          <table:table-cell office:value-type="percentage" office:value="0.90521379834925564" table:style-name="ce15">
            <text:p>90,5%</text:p>
          </table:table-cell>
          <table:table-cell office:value-type="float" office:value="1701192" table:style-name="ce13">
            <text:p>1.701.192</text:p>
          </table:table-cell>
          <table:table-cell office:value-type="float" office:value="1589719" table:style-name="ce13">
            <text:p>1.589.719</text:p>
          </table:table-cell>
          <table:table-cell office:value-type="float" office:value="687836" table:style-name="ce13">
            <text:p>687.836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20010" table:style-name="ce7">
            <text:p>8.620.010</text:p>
          </table:table-cell>
          <table:table-cell office:value-type="float" office:value="354000" table:style-name="ce7">
            <text:p>354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818960" table:style-name="ce14">
            <text:p>13.818.960</text:p>
          </table:table-cell>
          <table:table-cell office:value-type="float" office:value="13080810.5" table:style-name="ce14">
            <text:p>13.080.811</text:p>
          </table:table-cell>
          <table:table-cell office:value-type="percentage" office:value="0.94658429433184554" table:style-name="ce15">
            <text:p>94,7%</text:p>
          </table:table-cell>
          <table:table-cell office:value-type="float" office:value="6360865" table:style-name="ce13">
            <text:p>6.360.865</text:p>
          </table:table-cell>
          <table:table-cell office:value-type="float" office:value="6025322" table:style-name="ce13">
            <text:p>6.025.322</text:p>
          </table:table-cell>
          <table:table-cell office:value-type="float" office:value="2430317" table:style-name="ce13">
            <text:p>2.430.317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389560" table:style-name="ce7">
            <text:p>6.389.560</text:p>
          </table:table-cell>
          <table:table-cell office:value-type="float" office:value="228000" table:style-name="ce7">
            <text:p>228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538235" table:style-name="ce14">
            <text:p>9.538.235</text:p>
          </table:table-cell>
          <table:table-cell office:value-type="float" office:value="9073864" table:style-name="ce14">
            <text:p>9.073.864</text:p>
          </table:table-cell>
          <table:table-cell office:value-type="percentage" office:value="0.95131478727458485" table:style-name="ce15">
            <text:p>95,1%</text:p>
          </table:table-cell>
          <table:table-cell office:value-type="float" office:value="4256523" table:style-name="ce13">
            <text:p>4.256.523</text:p>
          </table:table-cell>
          <table:table-cell office:value-type="float" office:value="4076836" table:style-name="ce13">
            <text:p>4.076.836</text:p>
          </table:table-cell>
          <table:table-cell office:value-type="float" office:value="1634799" table:style-name="ce13">
            <text:p>1.634.799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42000" table:style-name="ce7">
            <text:p>42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2001858" table:style-name="ce14">
            <text:p>2.001.858</text:p>
          </table:table-cell>
          <table:table-cell office:value-type="float" office:value="2067649" table:style-name="ce14">
            <text:p>2.067.649</text:p>
          </table:table-cell>
          <table:table-cell office:value-type="percentage" office:value="1" table:style-name="ce15">
            <text:p>100,0%</text:p>
          </table:table-cell>
          <table:table-cell office:value-type="float" office:value="931300" table:style-name="ce13">
            <text:p>931.300</text:p>
          </table:table-cell>
          <table:table-cell office:value-type="float" office:value="893294" table:style-name="ce13">
            <text:p>893.294</text:p>
          </table:table-cell>
          <table:table-cell office:value-type="float" office:value="406252" table:style-name="ce13">
            <text:p>406.252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96000" table:style-name="ce7">
            <text:p>96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541769" table:style-name="ce14">
            <text:p>5.541.769</text:p>
          </table:table-cell>
          <table:table-cell office:value-type="float" office:value="5626396.5" table:style-name="ce14">
            <text:p>5.626.397</text:p>
          </table:table-cell>
          <table:table-cell office:value-type="percentage" office:value="1" table:style-name="ce15">
            <text:p>100,0%</text:p>
          </table:table-cell>
          <table:table-cell office:value-type="float" office:value="2418486" table:style-name="ce13">
            <text:p>2.418.486</text:p>
          </table:table-cell>
          <table:table-cell office:value-type="float" office:value="2313046" table:style-name="ce13">
            <text:p>2.313.046</text:p>
          </table:table-cell>
          <table:table-cell office:value-type="float" office:value="1471128" table:style-name="ce13">
            <text:p>1.471.128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9455" table:style-name="ce7">
            <text:p>429.45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01495" table:style-name="ce14">
            <text:p>601.495</text:p>
          </table:table-cell>
          <table:table-cell office:value-type="float" office:value="577145" table:style-name="ce14">
            <text:p>577.145</text:p>
          </table:table-cell>
          <table:table-cell office:value-type="percentage" office:value="0.95951753547411034" table:style-name="ce15">
            <text:p>96,0%</text:p>
          </table:table-cell>
          <table:table-cell office:value-type="float" office:value="272762" table:style-name="ce13">
            <text:p>272.762</text:p>
          </table:table-cell>
          <table:table-cell office:value-type="float" office:value="259235" table:style-name="ce13">
            <text:p>259.235</text:p>
          </table:table-cell>
          <table:table-cell office:value-type="float" office:value="105483" table:style-name="ce13">
            <text:p>105.483</text:p>
          </table:table-cell>
          <table:table-cell office:value-type="date" office:date-value="2022-01-08T00:00:00" table:style-name="ce16">
            <text:p>08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1911918" table:style-name="ce14">
            <text:p>11.911.918</text:p>
          </table:table-cell>
          <table:table-cell office:value-type="percentage" office:value="0.96307069021484504" table:style-name="ce15">
            <text:p>96,3%</text:p>
          </table:table-cell>
          <table:table-cell office:value-type="float" office:value="5651848" table:style-name="ce13">
            <text:p>5.651.848</text:p>
          </table:table-cell>
          <table:table-cell office:value-type="float" office:value="5345887" table:style-name="ce13">
            <text:p>5.345.887</text:p>
          </table:table-cell>
          <table:table-cell office:value-type="float" office:value="2179971" table:style-name="ce13">
            <text:p>2.179.971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78000" table:style-name="ce7">
            <text:p>78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35175" table:style-name="ce14">
            <text:p>2.635.175</text:p>
          </table:table-cell>
          <table:table-cell office:value-type="float" office:value="2557928.5" table:style-name="ce14">
            <text:p>2.557.929</text:p>
          </table:table-cell>
          <table:table-cell office:value-type="percentage" office:value="0.97068638705209331" table:style-name="ce15">
            <text:p>97,1%</text:p>
          </table:table-cell>
          <table:table-cell office:value-type="float" office:value="1268774" table:style-name="ce13">
            <text:p>1.268.774</text:p>
          </table:table-cell>
          <table:table-cell office:value-type="float" office:value="1191056" table:style-name="ce13">
            <text:p>1.191.056</text:p>
          </table:table-cell>
          <table:table-cell office:value-type="float" office:value="401619" table:style-name="ce13">
            <text:p>401.619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39625" table:style-name="ce7">
            <text:p>839.625</text:p>
          </table:table-cell>
          <table:table-cell office:value-type="float" office:value="30000" table:style-name="ce7">
            <text:p>30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56475" table:style-name="ce14">
            <text:p>1.256.475</text:p>
          </table:table-cell>
          <table:table-cell office:value-type="float" office:value="1193827.5" table:style-name="ce14">
            <text:p>1.193.828</text:p>
          </table:table-cell>
          <table:table-cell office:value-type="percentage" office:value="0.95014027338387153" table:style-name="ce15">
            <text:p>95,0%</text:p>
          </table:table-cell>
          <table:table-cell office:value-type="float" office:value="558430" table:style-name="ce13">
            <text:p>558.430</text:p>
          </table:table-cell>
          <table:table-cell office:value-type="float" office:value="530506" table:style-name="ce13">
            <text:p>530.506</text:p>
          </table:table-cell>
          <table:table-cell office:value-type="float" office:value="220298" table:style-name="ce13">
            <text:p>220.298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09610" table:style-name="ce7">
            <text:p>2.909.610</text:p>
          </table:table-cell>
          <table:table-cell office:value-type="float" office:value="96000" table:style-name="ce7">
            <text:p>9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294010" table:style-name="ce14">
            <text:p>4.294.010</text:p>
          </table:table-cell>
          <table:table-cell office:value-type="float" office:value="4062713" table:style-name="ce14">
            <text:p>4.062.713</text:p>
          </table:table-cell>
          <table:table-cell office:value-type="percentage" office:value="0.946134964753226" table:style-name="ce15">
            <text:p>94,6%</text:p>
          </table:table-cell>
          <table:table-cell office:value-type="float" office:value="1913125" table:style-name="ce13">
            <text:p>1.913.125</text:p>
          </table:table-cell>
          <table:table-cell office:value-type="float" office:value="1813247" table:style-name="ce13">
            <text:p>1.813.247</text:p>
          </table:table-cell>
          <table:table-cell office:value-type="float" office:value="823514" table:style-name="ce13">
            <text:p>823.514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2674.5" table:style-name="ce14">
            <text:p>132.675</text:p>
          </table:table-cell>
          <table:table-cell office:value-type="percentage" office:value="0.89508854781582059" table:style-name="ce15">
            <text:p>89,5%</text:p>
          </table:table-cell>
          <table:table-cell office:value-type="float" office:value="66428" table:style-name="ce13">
            <text:p>66.428</text:p>
          </table:table-cell>
          <table:table-cell office:value-type="float" office:value="61348" table:style-name="ce13">
            <text:p>61.348</text:p>
          </table:table-cell>
          <table:table-cell office:value-type="float" office:value="19110" table:style-name="ce13">
            <text:p>19.110</text:p>
          </table:table-cell>
          <table:table-cell office:value-type="date" office:date-value="2022-01-09T00:00:00" table:style-name="ce16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8740.5" table:style-name="ce14">
            <text:p>128.741</text:p>
          </table:table-cell>
          <table:table-cell office:value-type="percentage" office:value="0.87519034670292317" table:style-name="ce15">
            <text:p>87,5%</text:p>
          </table:table-cell>
          <table:table-cell office:value-type="float" office:value="63726" table:style-name="ce13">
            <text:p>63.726</text:p>
          </table:table-cell>
          <table:table-cell office:value-type="float" office:value="58728" table:style-name="ce13">
            <text:p>58.728</text:p>
          </table:table-cell>
          <table:table-cell office:value-type="float" office:value="20531" table:style-name="ce13">
            <text:p>20.531</text:p>
          </table:table-cell>
          <table:table-cell office:value-type="date" office:date-value="2022-01-07T00:00:00" table:style-name="ce17">
            <text:p>0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6934.5" table:style-name="ce14">
            <text:p>206.935</text:p>
          </table:table-cell>
          <table:table-cell office:value-type="percentage" office:value="0.97501154364439924" table:style-name="ce15">
            <text:p>97,5%</text:p>
          </table:table-cell>
          <table:table-cell office:value-type="float" office:value="95340" table:style-name="ce13">
            <text:p>95.340</text:p>
          </table:table-cell>
          <table:table-cell office:value-type="float" office:value="92097" table:style-name="ce13">
            <text:p>92.097</text:p>
          </table:table-cell>
          <table:table-cell office:value-type="float" office:value="39515" table:style-name="ce13">
            <text:p>39.515</text:p>
          </table:table-cell>
          <table:table-cell office:value-type="date" office:date-value="2022-01-09T00:00:00" table:style-name="ce17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70" table:style-name="ce7">
            <text:p>6.17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810" table:style-name="ce14">
            <text:p>10.810</text:p>
          </table:table-cell>
          <table:table-cell office:value-type="float" office:value="10803.5" table:style-name="ce14">
            <text:p>10.804</text:p>
          </table:table-cell>
          <table:table-cell office:value-type="percentage" office:value="0.99939870490286775" table:style-name="ce15">
            <text:p>99,9%</text:p>
          </table:table-cell>
          <table:table-cell office:value-type="float" office:value="7843" table:style-name="ce13">
            <text:p>7.843</text:p>
          </table:table-cell>
          <table:table-cell office:value-type="float" office:value="7376" table:style-name="ce13">
            <text:p>7.376</text:p>
          </table:table-cell>
          <table:table-cell office:value-type="float" office:value="535" table:style-name="ce13">
            <text:p>535</text:p>
          </table:table-cell>
          <table:table-cell office:value-type="date" office:date-value="2022-01-09T00:00:00" table:style-name="ce17">
            <text:p>09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072153" table:style-name="ce19">
            <text:p>60.072.153</text:p>
          </table:table-cell>
          <table:table-cell office:value-type="float" office:value="2088000" table:style-name="ce19">
            <text:p>2.088.000</text:p>
          </table:table-cell>
          <table:table-cell office:value-type="float" office:value="15854400" table:style-name="ce20">
            <text:p>15.854.40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89203408" table:style-name="ce23">
            <text:p>89.203.408</text:p>
          </table:table-cell>
          <table:table-cell office:value-type="float" office:value="85480089" table:style-name="ce23">
            <text:p>85.480.089</text:p>
          </table:table-cell>
          <table:table-cell office:value-type="percentage" office:value="0.95826035032204149" table:style-name="ce24">
            <text:p>95,8%</text:p>
          </table:table-cell>
          <table:table-cell office:value-type="float" office:value="40082392" table:style-name="ce23">
            <text:p>40.082.392</text:p>
          </table:table-cell>
          <table:table-cell office:value-type="float" office:value="38079025" table:style-name="ce23">
            <text:p>38.079.025</text:p>
          </table:table-cell>
          <table:table-cell office:value-type="float" office:value="15761630" table:style-name="ce23">
            <text:p>15.761.63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86655" table:style-name="ce31">
            <text:p>6.986.655</text:p>
          </table:table-cell>
          <table:table-cell office:value-type="percentage" office:value="0.93755749314778969" table:style-name="ce32">
            <text:p>93,8%</text:p>
          </table:table-cell>
          <table:table-cell office:value-type="float" office:value="6862666" table:style-name="ce31">
            <text:p>6.862.666</text:p>
          </table:table-cell>
          <table:table-cell office:value-type="percentage" office:value="0.92091908520895471" table:style-name="ce32">
            <text:p>92,1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6749" table:style-name="ce31">
            <text:p>1.086.749</text:p>
          </table:table-cell>
          <table:table-cell office:value-type="percentage" office:value="0.91698407099956625" table:style-name="ce32">
            <text:p>91,7%</text:p>
          </table:table-cell>
          <table:table-cell office:value-type="float" office:value="1067882" table:style-name="ce31">
            <text:p>1.067.882</text:p>
          </table:table-cell>
          <table:table-cell office:value-type="percentage" office:value="0.90106435221671133" table:style-name="ce32">
            <text:p>90,1%</text:p>
          </table:table-cell>
          <table:table-cell office:value-type="date" office:date-value="2022-01-08T00:00:00" table:style-name="ce33">
            <text:p>0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81035" table:style-name="ce31">
            <text:p>881.035</text:p>
          </table:table-cell>
          <table:table-cell office:value-type="percentage" office:value="0.94336602325449415" table:style-name="ce32">
            <text:p>94,3%</text:p>
          </table:table-cell>
          <table:table-cell office:value-type="float" office:value="870841" table:style-name="ce31">
            <text:p>870.841</text:p>
          </table:table-cell>
          <table:table-cell office:value-type="percentage" office:value="0.93245082324421502" table:style-name="ce32">
            <text:p>93,2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9320" table:style-name="ce31">
            <text:p>889.320</text:p>
          </table:table-cell>
          <table:table-cell office:value-type="percentage" office:value="0.85935680623693678" table:style-name="ce32">
            <text:p>85,9%</text:p>
          </table:table-cell>
          <table:table-cell office:value-type="float" office:value="870699" table:style-name="ce31">
            <text:p>870.699</text:p>
          </table:table-cell>
          <table:table-cell office:value-type="percentage" office:value="0.84136318966591839" table:style-name="ce32">
            <text:p>84,1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21628" table:style-name="ce31">
            <text:p>1.721.628</text:p>
          </table:table-cell>
          <table:table-cell office:value-type="percentage" office:value="0.87803489846356597" table:style-name="ce32">
            <text:p>87,8%</text:p>
          </table:table-cell>
          <table:table-cell office:value-type="float" office:value="1667130" table:style-name="ce31">
            <text:p>1.667.130</text:p>
          </table:table-cell>
          <table:table-cell office:value-type="percentage" office:value="0.85024077226646211" table:style-name="ce32">
            <text:p>85,0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1554" table:style-name="ce31">
            <text:p>491.554</text:p>
          </table:table-cell>
          <table:table-cell office:value-type="percentage" office:value="0.93785284864164598" table:style-name="ce32">
            <text:p>93,8%</text:p>
          </table:table-cell>
          <table:table-cell office:value-type="float" office:value="485437" table:style-name="ce31">
            <text:p>485.437</text:p>
          </table:table-cell>
          <table:table-cell office:value-type="percentage" office:value="0.92618201313803716" table:style-name="ce32">
            <text:p>92,6%</text:p>
          </table:table-cell>
          <table:table-cell office:value-type="date" office:date-value="2021-01-09T00:00:00" table:style-name="ce33">
            <text:p>09/0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6759" table:style-name="ce31">
            <text:p>2.036.759</text:p>
          </table:table-cell>
          <table:table-cell office:value-type="percentage" office:value="0.93590175406995413" table:style-name="ce32">
            <text:p>93,6%</text:p>
          </table:table-cell>
          <table:table-cell office:value-type="float" office:value="1996673" table:style-name="ce31">
            <text:p>1.996.673</text:p>
          </table:table-cell>
          <table:table-cell office:value-type="percentage" office:value="0.91748202070255613" table:style-name="ce32">
            <text:p>91,7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51203" table:style-name="ce31">
            <text:p>1.651.203</text:p>
          </table:table-cell>
          <table:table-cell office:value-type="percentage" office:value="0.91288014489292257" table:style-name="ce32">
            <text:p>91,3%</text:p>
          </table:table-cell>
          <table:table-cell office:value-type="float" office:value="1589719" table:style-name="ce31">
            <text:p>1.589.719</text:p>
          </table:table-cell>
          <table:table-cell office:value-type="percentage" office:value="0.87888824757406081" table:style-name="ce32">
            <text:p>87,9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91551" table:style-name="ce31">
            <text:p>6.191.551</text:p>
          </table:table-cell>
          <table:table-cell office:value-type="percentage" office:value="0.90145988270853594" table:style-name="ce32">
            <text:p>90,1%</text:p>
          </table:table-cell>
          <table:table-cell office:value-type="float" office:value="6025322" table:style-name="ce31">
            <text:p>6.025.322</text:p>
          </table:table-cell>
          <table:table-cell office:value-type="percentage" office:value="0.87725774420676839" table:style-name="ce32">
            <text:p>87,7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49298" table:style-name="ce31">
            <text:p>4.149.298</text:p>
          </table:table-cell>
          <table:table-cell office:value-type="percentage" office:value="0.92443709522577788" table:style-name="ce32">
            <text:p>92,4%</text:p>
          </table:table-cell>
          <table:table-cell office:value-type="float" office:value="4076836" table:style-name="ce31">
            <text:p>4.076.836</text:p>
          </table:table-cell>
          <table:table-cell office:value-type="percentage" office:value="0.908293024398797" table:style-name="ce32">
            <text:p>90,8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487" table:style-name="ce31">
            <text:p>906.487</text:p>
          </table:table-cell>
          <table:table-cell office:value-type="percentage" office:value="0.95075710298635363" table:style-name="ce32">
            <text:p>95,1%</text:p>
          </table:table-cell>
          <table:table-cell office:value-type="float" office:value="893294" table:style-name="ce31">
            <text:p>893.294</text:p>
          </table:table-cell>
          <table:table-cell office:value-type="percentage" office:value="0.93691979648366908" table:style-name="ce32">
            <text:p>93,7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4452" table:style-name="ce31">
            <text:p>2.334.452</text:p>
          </table:table-cell>
          <table:table-cell office:value-type="percentage" office:value="0.95109181229392414" table:style-name="ce32">
            <text:p>95,1%</text:p>
          </table:table-cell>
          <table:table-cell office:value-type="float" office:value="2313046" table:style-name="ce31">
            <text:p>2.313.046</text:p>
          </table:table-cell>
          <table:table-cell office:value-type="percentage" office:value="0.94237067716929379" table:style-name="ce32">
            <text:p>94,2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5153" table:style-name="ce31">
            <text:p>265.153</text:p>
          </table:table-cell>
          <table:table-cell office:value-type="percentage" office:value="0.93373595802373488" table:style-name="ce32">
            <text:p>93,4%</text:p>
          </table:table-cell>
          <table:table-cell office:value-type="float" office:value="259235" table:style-name="ce31">
            <text:p>259.235</text:p>
          </table:table-cell>
          <table:table-cell office:value-type="percentage" office:value="0.91289572842201638" table:style-name="ce32">
            <text:p>91,3%</text:p>
          </table:table-cell>
          <table:table-cell office:value-type="date" office:date-value="2022-01-08T00:00:00" table:style-name="ce33">
            <text:p>08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81708" table:style-name="ce31">
            <text:p>5.481.708</text:p>
          </table:table-cell>
          <table:table-cell office:value-type="percentage" office:value="0.91698992478508889" table:style-name="ce32">
            <text:p>91,7%</text:p>
          </table:table-cell>
          <table:table-cell office:value-type="float" office:value="5345887" table:style-name="ce31">
            <text:p>5.345.887</text:p>
          </table:table-cell>
          <table:table-cell office:value-type="percentage" office:value="0.89426954482792309" table:style-name="ce32">
            <text:p>89,4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4170" table:style-name="ce31">
            <text:p>1.224.170</text:p>
          </table:table-cell>
          <table:table-cell office:value-type="percentage" office:value="0.93438319809302384" table:style-name="ce32">
            <text:p>93,4%</text:p>
          </table:table-cell>
          <table:table-cell office:value-type="float" office:value="1191056" table:style-name="ce31">
            <text:p>1.191.056</text:p>
          </table:table-cell>
          <table:table-cell office:value-type="percentage" office:value="0.90910797878389815" table:style-name="ce32">
            <text:p>90,9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7225" table:style-name="ce31">
            <text:p>537.225</text:p>
          </table:table-cell>
          <table:table-cell office:value-type="percentage" office:value="0.92409272147435129" table:style-name="ce32">
            <text:p>92,4%</text:p>
          </table:table-cell>
          <table:table-cell office:value-type="float" office:value="530506" table:style-name="ce31">
            <text:p>530.506</text:p>
          </table:table-cell>
          <table:table-cell office:value-type="percentage" office:value="0.9125352195048112" table:style-name="ce32">
            <text:p>91,3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51275" table:style-name="ce31">
            <text:p>1.851.275</text:p>
          </table:table-cell>
          <table:table-cell office:value-type="percentage" office:value="0.9331291271977068" table:style-name="ce32">
            <text:p>93,3%</text:p>
          </table:table-cell>
          <table:table-cell office:value-type="float" office:value="1813247" table:style-name="ce31">
            <text:p>1.813.247</text:p>
          </table:table-cell>
          <table:table-cell office:value-type="percentage" office:value="0.91396123779765848" table:style-name="ce32">
            <text:p>91,4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156" table:style-name="ce31">
            <text:p>64.156</text:p>
          </table:table-cell>
          <table:table-cell office:value-type="percentage" office:value="0.90405129289086172" table:style-name="ce32">
            <text:p>90,4%</text:p>
          </table:table-cell>
          <table:table-cell office:value-type="float" office:value="61348" table:style-name="ce31">
            <text:p>61.348</text:p>
          </table:table-cell>
          <table:table-cell office:value-type="percentage" office:value="0.8644824913689847" table:style-name="ce32">
            <text:p>86,4%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178" table:style-name="ce31">
            <text:p>61.178</text:p>
          </table:table-cell>
          <table:table-cell office:value-type="percentage" office:value="0.86254881779858161" table:style-name="ce32">
            <text:p>86,3%</text:p>
          </table:table-cell>
          <table:table-cell office:value-type="float" office:value="58728" table:style-name="ce31">
            <text:p>58.728</text:p>
          </table:table-cell>
          <table:table-cell office:value-type="percentage" office:value="0.82800625995742105" table:style-name="ce32">
            <text:p>82,8%</text:p>
          </table:table-cell>
          <table:table-cell office:value-type="date" office:date-value="2022-01-07T00:00:00" table:style-name="ce33">
            <text:p>0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40" table:style-name="ce31">
            <text:p>95.340</text:p>
          </table:table-cell>
          <table:table-cell office:value-type="string" table:style-name="ce32">
            <text:p>-</text:p>
          </table:table-cell>
          <table:table-cell office:value-type="float" office:value="92097" table:style-name="ce31">
            <text:p>92.097</text:p>
          </table:table-cell>
          <table:table-cell office:value-type="string" table:style-name="ce32">
            <text:p>-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43" table:style-name="ce31">
            <text:p>7.843</text:p>
          </table:table-cell>
          <table:table-cell office:value-type="string" table:style-name="ce32">
            <text:p>-</text:p>
          </table:table-cell>
          <table:table-cell office:value-type="float" office:value="7376" table:style-name="ce31">
            <text:p>7.376</text:p>
          </table:table-cell>
          <table:table-cell office:value-type="string" table:style-name="ce32">
            <text:p>-</text:p>
          </table:table-cell>
          <table:table-cell office:value-type="date" office:date-value="2022-01-09T00:00:00" table:style-name="ce33">
            <text:p>09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914739" table:style-name="ce34">
            <text:p>38.914.739</text:p>
          </table:table-cell>
          <table:table-cell office:value-type="percentage" office:value="0.92390548042849274" table:style-name="ce24">
            <text:p>92,4%</text:p>
          </table:table-cell>
          <table:table-cell office:value-type="float" office:value="38079025" table:style-name="ce34">
            <text:p>38.079.025</text:p>
          </table:table-cell>
          <table:table-cell office:value-type="percentage" office:value="0.90406413587596168" table:style-name="ce24">
            <text:p>90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004" table:style-name="ce43">
            <text:p>435.004</text:p>
          </table:table-cell>
          <table:table-cell office:value-type="percentage" office:value="1" table:style-name="ce44">
            <text:p>100,0%</text:p>
          </table:table-cell>
          <table:table-cell office:value-type="float" office:value="655797" table:style-name="ce43">
            <text:p>655.797</text:p>
          </table:table-cell>
          <table:table-cell office:value-type="percentage" office:value="1" table:style-name="ce44">
            <text:p>100,0%</text:p>
          </table:table-cell>
          <table:table-cell office:value-type="float" office:value="935631" table:style-name="ce43">
            <text:p>935.631</text:p>
          </table:table-cell>
          <table:table-cell office:value-type="percentage" office:value="1" table:style-name="ce44">
            <text:p>100,0%</text:p>
          </table:table-cell>
          <table:table-cell office:value-type="float" office:value="1226058" table:style-name="ce43">
            <text:p>1.226.058</text:p>
          </table:table-cell>
          <table:table-cell office:value-type="percentage" office:value="0.96919972079514882" table:style-name="ce44">
            <text:p>96,9%</text:p>
          </table:table-cell>
          <table:table-cell office:value-type="float" office:value="1270933" table:style-name="ce43">
            <text:p>1.270.933</text:p>
          </table:table-cell>
          <table:table-cell office:value-type="percentage" office:value="0.91756562997702718" table:style-name="ce44">
            <text:p>91,8%</text:p>
          </table:table-cell>
          <table:table-cell office:value-type="float" office:value="959105" table:style-name="ce43">
            <text:p>959.105</text:p>
          </table:table-cell>
          <table:table-cell office:value-type="percentage" office:value="0.84116005988333797" table:style-name="ce44">
            <text:p>84,1%</text:p>
          </table:table-cell>
          <table:table-cell office:value-type="float" office:value="801815" table:style-name="ce43">
            <text:p>801.815</text:p>
          </table:table-cell>
          <table:table-cell office:value-type="percentage" office:value="0.86339956410874885" table:style-name="ce44">
            <text:p>86,3%</text:p>
          </table:table-cell>
          <table:table-cell office:value-type="float" office:value="702312" table:style-name="ce43">
            <text:p>702.312</text:p>
          </table:table-cell>
          <table:table-cell office:value-type="percentage" office:value="0.9328004653961246" table:style-name="ce44">
            <text:p>93,3%</text:p>
          </table:table-cell>
          <table:table-cell office:value-type="float" office:value="6986655" table:style-name="ce43">
            <text:p>6.986.65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755749314778969" table:style-name="ce44">
            <text:p>93,8%</text:p>
          </table:table-cell>
          <table:table-cell office:value-type="percentage" office:value="0.82541537739601722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76" table:style-name="ce46">
            <text:p>101.576</text:p>
          </table:table-cell>
          <table:table-cell office:value-type="percentage" office:value="1" table:style-name="ce47">
            <text:p>100,0%</text:p>
          </table:table-cell>
          <table:table-cell office:value-type="float" office:value="119684" table:style-name="ce46">
            <text:p>119.684</text:p>
          </table:table-cell>
          <table:table-cell office:value-type="percentage" office:value="1" table:style-name="ce47">
            <text:p>100,0%</text:p>
          </table:table-cell>
          <table:table-cell office:value-type="float" office:value="155614" table:style-name="ce46">
            <text:p>155.614</text:p>
          </table:table-cell>
          <table:table-cell office:value-type="percentage" office:value="0.99518440591684942" table:style-name="ce47">
            <text:p>99,5%</text:p>
          </table:table-cell>
          <table:table-cell office:value-type="float" office:value="187781" table:style-name="ce46">
            <text:p>187.781</text:p>
          </table:table-cell>
          <table:table-cell office:value-type="percentage" office:value="0.94711650005548098" table:style-name="ce47">
            <text:p>94,7%</text:p>
          </table:table-cell>
          <table:table-cell office:value-type="float" office:value="191060" table:style-name="ce46">
            <text:p>191.060</text:p>
          </table:table-cell>
          <table:table-cell office:value-type="percentage" office:value="0.88888682115723705" table:style-name="ce47">
            <text:p>88,9%</text:p>
          </table:table-cell>
          <table:table-cell office:value-type="float" office:value="130230" table:style-name="ce46">
            <text:p>130.230</text:p>
          </table:table-cell>
          <table:table-cell office:value-type="percentage" office:value="0.79270296921222749" table:style-name="ce47">
            <text:p>79,3%</text:p>
          </table:table-cell>
          <table:table-cell office:value-type="float" office:value="108816" table:style-name="ce46">
            <text:p>108.816</text:p>
          </table:table-cell>
          <table:table-cell office:value-type="percentage" office:value="0.83447212828122486" table:style-name="ce47">
            <text:p>83,4%</text:p>
          </table:table-cell>
          <table:table-cell office:value-type="float" office:value="91988" table:style-name="ce46">
            <text:p>91.988</text:p>
          </table:table-cell>
          <table:table-cell office:value-type="percentage" office:value="0.8921432658642795" table:style-name="ce47">
            <text:p>89,2%</text:p>
          </table:table-cell>
          <table:table-cell office:value-type="float" office:value="1086749" table:style-name="ce46">
            <text:p>1.086.74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698407099956625" table:style-name="ce47">
            <text:p>91,7%</text:p>
          </table:table-cell>
          <table:table-cell office:value-type="percentage" office:value="0.81747883053217596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43" table:style-name="ce46">
            <text:p>89.143</text:p>
          </table:table-cell>
          <table:table-cell office:value-type="percentage" office:value="1" table:style-name="ce47">
            <text:p>100,0%</text:p>
          </table:table-cell>
          <table:table-cell office:value-type="float" office:value="114633" table:style-name="ce46">
            <text:p>114.633</text:p>
          </table:table-cell>
          <table:table-cell office:value-type="percentage" office:value="1" table:style-name="ce47">
            <text:p>100,0%</text:p>
          </table:table-cell>
          <table:table-cell office:value-type="float" office:value="148865" table:style-name="ce46">
            <text:p>148.865</text:p>
          </table:table-cell>
          <table:table-cell office:value-type="percentage" office:value="0.99474113276133969" table:style-name="ce47">
            <text:p>99,5%</text:p>
          </table:table-cell>
          <table:table-cell office:value-type="float" office:value="154026" table:style-name="ce46">
            <text:p>154.026</text:p>
          </table:table-cell>
          <table:table-cell office:value-type="percentage" office:value="0.94700728580651117" table:style-name="ce47">
            <text:p>94,7%</text:p>
          </table:table-cell>
          <table:table-cell office:value-type="float" office:value="151942" table:style-name="ce46">
            <text:p>151.942</text:p>
          </table:table-cell>
          <table:table-cell office:value-type="percentage" office:value="0.90987047361266638" table:style-name="ce47">
            <text:p>91,0%</text:p>
          </table:table-cell>
          <table:table-cell office:value-type="float" office:value="92494" table:style-name="ce46">
            <text:p>92.494</text:p>
          </table:table-cell>
          <table:table-cell office:value-type="percentage" office:value="0.80815370770023853" table:style-name="ce47">
            <text:p>80,8%</text:p>
          </table:table-cell>
          <table:table-cell office:value-type="float" office:value="68200" table:style-name="ce46">
            <text:p>68.200</text:p>
          </table:table-cell>
          <table:table-cell office:value-type="percentage" office:value="0.86207986247171697" table:style-name="ce47">
            <text:p>86,2%</text:p>
          </table:table-cell>
          <table:table-cell office:value-type="float" office:value="61732" table:style-name="ce46">
            <text:p>61.732</text:p>
          </table:table-cell>
          <table:table-cell office:value-type="percentage" office:value="0.96456249999999999" table:style-name="ce47">
            <text:p>96,5%</text:p>
          </table:table-cell>
          <table:table-cell office:value-type="float" office:value="881035" table:style-name="ce46">
            <text:p>881.03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336602325449415" table:style-name="ce47">
            <text:p>94,3%</text:p>
          </table:table-cell>
          <table:table-cell office:value-type="percentage" office:value="0.86479077017306905" table:style-name="ce47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64" table:style-name="ce46">
            <text:p>51.764</text:p>
          </table:table-cell>
          <table:table-cell office:value-type="percentage" office:value="1" table:style-name="ce47">
            <text:p>100,0%</text:p>
          </table:table-cell>
          <table:table-cell office:value-type="float" office:value="79788" table:style-name="ce46">
            <text:p>79.788</text:p>
          </table:table-cell>
          <table:table-cell office:value-type="percentage" office:value="0.99095831884345964" table:style-name="ce47">
            <text:p>99,1%</text:p>
          </table:table-cell>
          <table:table-cell office:value-type="float" office:value="111858" table:style-name="ce46">
            <text:p>111.858</text:p>
          </table:table-cell>
          <table:table-cell office:value-type="percentage" office:value="0.95416741305627351" table:style-name="ce47">
            <text:p>95,4%</text:p>
          </table:table-cell>
          <table:table-cell office:value-type="float" office:value="153090" table:style-name="ce46">
            <text:p>153.090</text:p>
          </table:table-cell>
          <table:table-cell office:value-type="percentage" office:value="0.92335808247435114" table:style-name="ce47">
            <text:p>92,3%</text:p>
          </table:table-cell>
          <table:table-cell office:value-type="float" office:value="172963" table:style-name="ce46">
            <text:p>172.963</text:p>
          </table:table-cell>
          <table:table-cell office:value-type="percentage" office:value="0.83892575131443647" table:style-name="ce47">
            <text:p>83,9%</text:p>
          </table:table-cell>
          <table:table-cell office:value-type="float" office:value="134268" table:style-name="ce46">
            <text:p>134.268</text:p>
          </table:table-cell>
          <table:table-cell office:value-type="percentage" office:value="0.73697903802137366" table:style-name="ce47">
            <text:p>73,7%</text:p>
          </table:table-cell>
          <table:table-cell office:value-type="float" office:value="103825" table:style-name="ce46">
            <text:p>103.825</text:p>
          </table:table-cell>
          <table:table-cell office:value-type="percentage" office:value="0.75267141262269655" table:style-name="ce47">
            <text:p>75,3%</text:p>
          </table:table-cell>
          <table:table-cell office:value-type="float" office:value="81764" table:style-name="ce46">
            <text:p>81.764</text:p>
          </table:table-cell>
          <table:table-cell office:value-type="percentage" office:value="0.85634687892752404" table:style-name="ce47">
            <text:p>85,6%</text:p>
          </table:table-cell>
          <table:table-cell office:value-type="float" office:value="889320" table:style-name="ce46">
            <text:p>889.32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935680623693678" table:style-name="ce47">
            <text:p>85,9%</text:p>
          </table:table-cell>
          <table:table-cell office:value-type="percentage" office:value="0.75910145850387056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381" table:style-name="ce46">
            <text:p>94.381</text:p>
          </table:table-cell>
          <table:table-cell office:value-type="percentage" office:value="1" table:style-name="ce47">
            <text:p>100,0%</text:p>
          </table:table-cell>
          <table:table-cell office:value-type="float" office:value="155228" table:style-name="ce46">
            <text:p>155.228</text:p>
          </table:table-cell>
          <table:table-cell office:value-type="percentage" office:value="1" table:style-name="ce47">
            <text:p>100,0%</text:p>
          </table:table-cell>
          <table:table-cell office:value-type="float" office:value="228174" table:style-name="ce46">
            <text:p>228.174</text:p>
          </table:table-cell>
          <table:table-cell office:value-type="percentage" office:value="0.97057322239803989" table:style-name="ce47">
            <text:p>97,1%</text:p>
          </table:table-cell>
          <table:table-cell office:value-type="float" office:value="324266" table:style-name="ce46">
            <text:p>324.266</text:p>
          </table:table-cell>
          <table:table-cell office:value-type="percentage" office:value="0.9251209659013101" table:style-name="ce47">
            <text:p>92,5%</text:p>
          </table:table-cell>
          <table:table-cell office:value-type="float" office:value="322883" table:style-name="ce46">
            <text:p>322.883</text:p>
          </table:table-cell>
          <table:table-cell office:value-type="percentage" office:value="0.83233571524319194" table:style-name="ce47">
            <text:p>83,2%</text:p>
          </table:table-cell>
          <table:table-cell office:value-type="float" office:value="236407" table:style-name="ce46">
            <text:p>236.407</text:p>
          </table:table-cell>
          <table:table-cell office:value-type="percentage" office:value="0.76031247788919831" table:style-name="ce47">
            <text:p>76,0%</text:p>
          </table:table-cell>
          <table:table-cell office:value-type="float" office:value="196314" table:style-name="ce46">
            <text:p>196.314</text:p>
          </table:table-cell>
          <table:table-cell office:value-type="percentage" office:value="0.77980361313694646" table:style-name="ce47">
            <text:p>78,0%</text:p>
          </table:table-cell>
          <table:table-cell office:value-type="float" office:value="163975" table:style-name="ce46">
            <text:p>163.975</text:p>
          </table:table-cell>
          <table:table-cell office:value-type="percentage" office:value="0.91200075640861633" table:style-name="ce47">
            <text:p>91,2%</text:p>
          </table:table-cell>
          <table:table-cell office:value-type="float" office:value="1721628" table:style-name="ce46">
            <text:p>1.721.62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803489846356597" table:style-name="ce47">
            <text:p>87,8%</text:p>
          </table:table-cell>
          <table:table-cell office:value-type="percentage" office:value="0.79120679132627925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27" table:style-name="ce46">
            <text:p>42.527</text:p>
          </table:table-cell>
          <table:table-cell office:value-type="percentage" office:value="1" table:style-name="ce47">
            <text:p>100,0%</text:p>
          </table:table-cell>
          <table:table-cell office:value-type="float" office:value="56157" table:style-name="ce46">
            <text:p>56.157</text:p>
          </table:table-cell>
          <table:table-cell office:value-type="percentage" office:value="1" table:style-name="ce47">
            <text:p>100,0%</text:p>
          </table:table-cell>
          <table:table-cell office:value-type="float" office:value="77147" table:style-name="ce46">
            <text:p>77.147</text:p>
          </table:table-cell>
          <table:table-cell office:value-type="percentage" office:value="0.99744004137306874" table:style-name="ce47">
            <text:p>99,7%</text:p>
          </table:table-cell>
          <table:table-cell office:value-type="float" office:value="84982" table:style-name="ce46">
            <text:p>84.982</text:p>
          </table:table-cell>
          <table:table-cell office:value-type="percentage" office:value="0.94462229336178916" table:style-name="ce47">
            <text:p>94,5%</text:p>
          </table:table-cell>
          <table:table-cell office:value-type="float" office:value="89168" table:style-name="ce46">
            <text:p>89.168</text:p>
          </table:table-cell>
          <table:table-cell office:value-type="percentage" office:value="0.91202732972619138" table:style-name="ce47">
            <text:p>91,2%</text:p>
          </table:table-cell>
          <table:table-cell office:value-type="float" office:value="56379" table:style-name="ce46">
            <text:p>56.379</text:p>
          </table:table-cell>
          <table:table-cell office:value-type="percentage" office:value="0.80000851389894001" table:style-name="ce47">
            <text:p>80,0%</text:p>
          </table:table-cell>
          <table:table-cell office:value-type="float" office:value="43022" table:style-name="ce46">
            <text:p>43.022</text:p>
          </table:table-cell>
          <table:table-cell office:value-type="percentage" office:value="0.85183645183645185" table:style-name="ce47">
            <text:p>85,2%</text:p>
          </table:table-cell>
          <table:table-cell office:value-type="float" office:value="42172" table:style-name="ce46">
            <text:p>42.172</text:p>
          </table:table-cell>
          <table:table-cell office:value-type="percentage" office:value="0.95926119691558809" table:style-name="ce47">
            <text:p>95,9%</text:p>
          </table:table-cell>
          <table:table-cell office:value-type="float" office:value="491554" table:style-name="ce46">
            <text:p>491.55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785284864164598" table:style-name="ce47">
            <text:p>93,8%</text:p>
          </table:table-cell>
          <table:table-cell office:value-type="percentage" office:value="0.84328321081479829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16" table:style-name="ce46">
            <text:p>229.916</text:p>
          </table:table-cell>
          <table:table-cell office:value-type="percentage" office:value="1" table:style-name="ce47">
            <text:p>100,0%</text:p>
          </table:table-cell>
          <table:table-cell office:value-type="float" office:value="252195" table:style-name="ce46">
            <text:p>252.195</text:p>
          </table:table-cell>
          <table:table-cell office:value-type="percentage" office:value="1" table:style-name="ce47">
            <text:p>100,0%</text:p>
          </table:table-cell>
          <table:table-cell office:value-type="float" office:value="324189" table:style-name="ce46">
            <text:p>324.189</text:p>
          </table:table-cell>
          <table:table-cell office:value-type="percentage" office:value="1" table:style-name="ce47">
            <text:p>100,0%</text:p>
          </table:table-cell>
          <table:table-cell office:value-type="float" office:value="356562" table:style-name="ce46">
            <text:p>356.562</text:p>
          </table:table-cell>
          <table:table-cell office:value-type="percentage" office:value="0.93542860890667012" table:style-name="ce47">
            <text:p>93,5%</text:p>
          </table:table-cell>
          <table:table-cell office:value-type="float" office:value="324433" table:style-name="ce46">
            <text:p>324.433</text:p>
          </table:table-cell>
          <table:table-cell office:value-type="percentage" office:value="0.89300450035094481" table:style-name="ce47">
            <text:p>89,3%</text:p>
          </table:table-cell>
          <table:table-cell office:value-type="float" office:value="217309" table:style-name="ce46">
            <text:p>217.309</text:p>
          </table:table-cell>
          <table:table-cell office:value-type="percentage" office:value="0.81151155973306743" table:style-name="ce47">
            <text:p>81,2%</text:p>
          </table:table-cell>
          <table:table-cell office:value-type="float" office:value="179119" table:style-name="ce46">
            <text:p>179.119</text:p>
          </table:table-cell>
          <table:table-cell office:value-type="percentage" office:value="0.84888107447181593" table:style-name="ce47">
            <text:p>84,9%</text:p>
          </table:table-cell>
          <table:table-cell office:value-type="float" office:value="153036" table:style-name="ce46">
            <text:p>153.036</text:p>
          </table:table-cell>
          <table:table-cell office:value-type="percentage" office:value="0.92557244983125886" table:style-name="ce47">
            <text:p>92,6%</text:p>
          </table:table-cell>
          <table:table-cell office:value-type="float" office:value="2036759" table:style-name="ce46">
            <text:p>2.036.75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590175406995413" table:style-name="ce47">
            <text:p>93,6%</text:p>
          </table:table-cell>
          <table:table-cell office:value-type="percentage" office:value="0.85045041208091465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15" table:style-name="ce46">
            <text:p>139.315</text:p>
          </table:table-cell>
          <table:table-cell office:value-type="percentage" office:value="1" table:style-name="ce47">
            <text:p>100,0%</text:p>
          </table:table-cell>
          <table:table-cell office:value-type="float" office:value="159739" table:style-name="ce46">
            <text:p>159.739</text:p>
          </table:table-cell>
          <table:table-cell office:value-type="percentage" office:value="1" table:style-name="ce47">
            <text:p>100,0%</text:p>
          </table:table-cell>
          <table:table-cell office:value-type="float" office:value="225623" table:style-name="ce46">
            <text:p>225.623</text:p>
          </table:table-cell>
          <table:table-cell office:value-type="percentage" office:value="1" table:style-name="ce47">
            <text:p>100,0%</text:p>
          </table:table-cell>
          <table:table-cell office:value-type="float" office:value="289592" table:style-name="ce46">
            <text:p>289.592</text:p>
          </table:table-cell>
          <table:table-cell office:value-type="percentage" office:value="0.94182998458426292" table:style-name="ce47">
            <text:p>94,2%</text:p>
          </table:table-cell>
          <table:table-cell office:value-type="float" office:value="291021" table:style-name="ce46">
            <text:p>291.021</text:p>
          </table:table-cell>
          <table:table-cell office:value-type="percentage" office:value="0.88026799352701868" table:style-name="ce47">
            <text:p>88,0%</text:p>
          </table:table-cell>
          <table:table-cell office:value-type="float" office:value="210587" table:style-name="ce46">
            <text:p>210.587</text:p>
          </table:table-cell>
          <table:table-cell office:value-type="percentage" office:value="0.79197520881831962" table:style-name="ce47">
            <text:p>79,2%</text:p>
          </table:table-cell>
          <table:table-cell office:value-type="float" office:value="178815" table:style-name="ce46">
            <text:p>178.815</text:p>
          </table:table-cell>
          <table:table-cell office:value-type="percentage" office:value="0.81991755659386767" table:style-name="ce47">
            <text:p>82,0%</text:p>
          </table:table-cell>
          <table:table-cell office:value-type="float" office:value="156511" table:style-name="ce46">
            <text:p>156.511</text:p>
          </table:table-cell>
          <table:table-cell office:value-type="percentage" office:value="0.8996332743200055" table:style-name="ce47">
            <text:p>90,0%</text:p>
          </table:table-cell>
          <table:table-cell office:value-type="float" office:value="1651203" table:style-name="ce46">
            <text:p>1.651.20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288014489292257" table:style-name="ce47">
            <text:p>91,3%</text:p>
          </table:table-cell>
          <table:table-cell office:value-type="percentage" office:value="0.80734698108419578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76" table:style-name="ce46">
            <text:p>460.576</text:p>
          </table:table-cell>
          <table:table-cell office:value-type="percentage" office:value="1" table:style-name="ce47">
            <text:p>100,0%</text:p>
          </table:table-cell>
          <table:table-cell office:value-type="float" office:value="621329" table:style-name="ce46">
            <text:p>621.329</text:p>
          </table:table-cell>
          <table:table-cell office:value-type="percentage" office:value="0.97802113044080519" table:style-name="ce47">
            <text:p>97,8%</text:p>
          </table:table-cell>
          <table:table-cell office:value-type="float" office:value="808236" table:style-name="ce46">
            <text:p>808.236</text:p>
          </table:table-cell>
          <table:table-cell office:value-type="percentage" office:value="0.96496112628703512" table:style-name="ce47">
            <text:p>96,5%</text:p>
          </table:table-cell>
          <table:table-cell office:value-type="float" office:value="1041657" table:style-name="ce46">
            <text:p>1.041.657</text:p>
          </table:table-cell>
          <table:table-cell office:value-type="percentage" office:value="0.95409056769678868" table:style-name="ce47">
            <text:p>95,4%</text:p>
          </table:table-cell>
          <table:table-cell office:value-type="float" office:value="1160576" table:style-name="ce46">
            <text:p>1.160.576</text:p>
          </table:table-cell>
          <table:table-cell office:value-type="percentage" office:value="0.88139099528765796" table:style-name="ce47">
            <text:p>88,1%</text:p>
          </table:table-cell>
          <table:table-cell office:value-type="float" office:value="824356" table:style-name="ce46">
            <text:p>824.356</text:p>
          </table:table-cell>
          <table:table-cell office:value-type="percentage" office:value="0.78912020462316634" table:style-name="ce47">
            <text:p>78,9%</text:p>
          </table:table-cell>
          <table:table-cell office:value-type="float" office:value="690467" table:style-name="ce46">
            <text:p>690.467</text:p>
          </table:table-cell>
          <table:table-cell office:value-type="percentage" office:value="0.8230280057453796" table:style-name="ce47">
            <text:p>82,3%</text:p>
          </table:table-cell>
          <table:table-cell office:value-type="float" office:value="584354" table:style-name="ce46">
            <text:p>584.354</text:p>
          </table:table-cell>
          <table:table-cell office:value-type="percentage" office:value="0.89055818192347669" table:style-name="ce47">
            <text:p>89,1%</text:p>
          </table:table-cell>
          <table:table-cell office:value-type="float" office:value="6191551" table:style-name="ce46">
            <text:p>6.191.55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90145988270853594" table:style-name="ce47">
            <text:p>90,1%</text:p>
          </table:table-cell>
          <table:table-cell office:value-type="percentage" office:value="0.79578018268541051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798" table:style-name="ce46">
            <text:p>297.798</text:p>
          </table:table-cell>
          <table:table-cell office:value-type="percentage" office:value="1" table:style-name="ce47">
            <text:p>100,0%</text:p>
          </table:table-cell>
          <table:table-cell office:value-type="float" office:value="435871" table:style-name="ce46">
            <text:p>435.871</text:p>
          </table:table-cell>
          <table:table-cell office:value-type="percentage" office:value="0.99545290525325336" table:style-name="ce47">
            <text:p>99,5%</text:p>
          </table:table-cell>
          <table:table-cell office:value-type="float" office:value="573677" table:style-name="ce46">
            <text:p>573.677</text:p>
          </table:table-cell>
          <table:table-cell office:value-type="percentage" office:value="0.98785834332079736" table:style-name="ce47">
            <text:p>98,8%</text:p>
          </table:table-cell>
          <table:table-cell office:value-type="float" office:value="720289" table:style-name="ce46">
            <text:p>720.289</text:p>
          </table:table-cell>
          <table:table-cell office:value-type="percentage" office:value="0.95740588621543088" table:style-name="ce47">
            <text:p>95,7%</text:p>
          </table:table-cell>
          <table:table-cell office:value-type="float" office:value="763385" table:style-name="ce46">
            <text:p>763.385</text:p>
          </table:table-cell>
          <table:table-cell office:value-type="percentage" office:value="0.89642526667825284" table:style-name="ce47">
            <text:p>89,6%</text:p>
          </table:table-cell>
          <table:table-cell office:value-type="float" office:value="526128" table:style-name="ce46">
            <text:p>526.128</text:p>
          </table:table-cell>
          <table:table-cell office:value-type="percentage" office:value="0.81097603270243646" table:style-name="ce47">
            <text:p>81,1%</text:p>
          </table:table-cell>
          <table:table-cell office:value-type="float" office:value="443147" table:style-name="ce46">
            <text:p>443.147</text:p>
          </table:table-cell>
          <table:table-cell office:value-type="percentage" office:value="0.85860235678884611" table:style-name="ce47">
            <text:p>85,9%</text:p>
          </table:table-cell>
          <table:table-cell office:value-type="float" office:value="389003" table:style-name="ce46">
            <text:p>389.003</text:p>
          </table:table-cell>
          <table:table-cell office:value-type="percentage" office:value="0.91631235410370504" table:style-name="ce47">
            <text:p>91,6%</text:p>
          </table:table-cell>
          <table:table-cell office:value-type="float" office:value="4149298" table:style-name="ce46">
            <text:p>4.149.29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443709522577788" table:style-name="ce47">
            <text:p>92,4%</text:p>
          </table:table-cell>
          <table:table-cell office:value-type="percentage" office:value="0.8204485627165040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6" table:style-name="ce46">
            <text:p>78.376</text:p>
          </table:table-cell>
          <table:table-cell office:value-type="percentage" office:value="1" table:style-name="ce47">
            <text:p>100,0%</text:p>
          </table:table-cell>
          <table:table-cell office:value-type="float" office:value="96109" table:style-name="ce46">
            <text:p>96.109</text:p>
          </table:table-cell>
          <table:table-cell office:value-type="percentage" office:value="1" table:style-name="ce47">
            <text:p>100,0%</text:p>
          </table:table-cell>
          <table:table-cell office:value-type="float" office:value="133316" table:style-name="ce46">
            <text:p>133.316</text:p>
          </table:table-cell>
          <table:table-cell office:value-type="percentage" office:value="1" table:style-name="ce47">
            <text:p>100,0%</text:p>
          </table:table-cell>
          <table:table-cell office:value-type="float" office:value="162144" table:style-name="ce46">
            <text:p>162.144</text:p>
          </table:table-cell>
          <table:table-cell office:value-type="percentage" office:value="0.95820726172465964" table:style-name="ce47">
            <text:p>95,8%</text:p>
          </table:table-cell>
          <table:table-cell office:value-type="float" office:value="147062" table:style-name="ce46">
            <text:p>147.062</text:p>
          </table:table-cell>
          <table:table-cell office:value-type="percentage" office:value="0.92205349417532945" table:style-name="ce47">
            <text:p>92,2%</text:p>
          </table:table-cell>
          <table:table-cell office:value-type="float" office:value="114377" table:style-name="ce46">
            <text:p>114.377</text:p>
          </table:table-cell>
          <table:table-cell office:value-type="percentage" office:value="0.85689134620427188" table:style-name="ce47">
            <text:p>85,7%</text:p>
          </table:table-cell>
          <table:table-cell office:value-type="float" office:value="95135" table:style-name="ce46">
            <text:p>95.135</text:p>
          </table:table-cell>
          <table:table-cell office:value-type="percentage" office:value="0.83952523826332515" table:style-name="ce47">
            <text:p>84,0%</text:p>
          </table:table-cell>
          <table:table-cell office:value-type="float" office:value="79968" table:style-name="ce46">
            <text:p>79.968</text:p>
          </table:table-cell>
          <table:table-cell office:value-type="percentage" office:value="0.943575221238938" table:style-name="ce47">
            <text:p>94,4%</text:p>
          </table:table-cell>
          <table:table-cell office:value-type="float" office:value="906487" table:style-name="ce46">
            <text:p>906.48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75710298635363" table:style-name="ce47">
            <text:p>95,1%</text:p>
          </table:table-cell>
          <table:table-cell office:value-type="percentage" office:value="0.85197187559622434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88" table:style-name="ce46">
            <text:p>242.888</text:p>
          </table:table-cell>
          <table:table-cell office:value-type="percentage" office:value="1" table:style-name="ce47">
            <text:p>100,0%</text:p>
          </table:table-cell>
          <table:table-cell office:value-type="float" office:value="292148" table:style-name="ce46">
            <text:p>292.148</text:p>
          </table:table-cell>
          <table:table-cell office:value-type="percentage" office:value="1" table:style-name="ce47">
            <text:p>100,0%</text:p>
          </table:table-cell>
          <table:table-cell office:value-type="float" office:value="347730" table:style-name="ce46">
            <text:p>347.730</text:p>
          </table:table-cell>
          <table:table-cell office:value-type="percentage" office:value="1" table:style-name="ce47">
            <text:p>100,0%</text:p>
          </table:table-cell>
          <table:table-cell office:value-type="float" office:value="393221" table:style-name="ce46">
            <text:p>393.221</text:p>
          </table:table-cell>
          <table:table-cell office:value-type="percentage" office:value="0.96878949663577973" table:style-name="ce47">
            <text:p>96,9%</text:p>
          </table:table-cell>
          <table:table-cell office:value-type="float" office:value="411612" table:style-name="ce46">
            <text:p>411.612</text:p>
          </table:table-cell>
          <table:table-cell office:value-type="percentage" office:value="0.92868343332107461" table:style-name="ce47">
            <text:p>92,9%</text:p>
          </table:table-cell>
          <table:table-cell office:value-type="float" office:value="267902" table:style-name="ce46">
            <text:p>267.902</text:p>
          </table:table-cell>
          <table:table-cell office:value-type="percentage" office:value="0.8283715925394548" table:style-name="ce47">
            <text:p>82,8%</text:p>
          </table:table-cell>
          <table:table-cell office:value-type="float" office:value="203441" table:style-name="ce46">
            <text:p>203.441</text:p>
          </table:table-cell>
          <table:table-cell office:value-type="percentage" office:value="0.88076941393447949" table:style-name="ce47">
            <text:p>88,1%</text:p>
          </table:table-cell>
          <table:table-cell office:value-type="float" office:value="175510" table:style-name="ce46">
            <text:p>175.510</text:p>
          </table:table-cell>
          <table:table-cell office:value-type="percentage" office:value="0.97501763820295873" table:style-name="ce47">
            <text:p>97,5%</text:p>
          </table:table-cell>
          <table:table-cell office:value-type="float" office:value="2334452" table:style-name="ce46">
            <text:p>2.334.45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109181229392414" table:style-name="ce47">
            <text:p>95,1%</text:p>
          </table:table-cell>
          <table:table-cell office:value-type="percentage" office:value="0.86402975180794861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81" table:style-name="ce46">
            <text:p>38.281</text:p>
          </table:table-cell>
          <table:table-cell office:value-type="percentage" office:value="1" table:style-name="ce47">
            <text:p>100,0%</text:p>
          </table:table-cell>
          <table:table-cell office:value-type="float" office:value="45715" table:style-name="ce46">
            <text:p>45.715</text:p>
          </table:table-cell>
          <table:table-cell office:value-type="percentage" office:value="0.95910960053709293" table:style-name="ce47">
            <text:p>95,9%</text:p>
          </table:table-cell>
          <table:table-cell office:value-type="float" office:value="48117" table:style-name="ce46">
            <text:p>48.117</text:p>
          </table:table-cell>
          <table:table-cell office:value-type="percentage" office:value="0.90877670122953147" table:style-name="ce47">
            <text:p>90,9%</text:p>
          </table:table-cell>
          <table:table-cell office:value-type="float" office:value="32102" table:style-name="ce46">
            <text:p>32.102</text:p>
          </table:table-cell>
          <table:table-cell office:value-type="percentage" office:value="0.81645006231084205" table:style-name="ce47">
            <text:p>81,6%</text:p>
          </table:table-cell>
          <table:table-cell office:value-type="float" office:value="25281" table:style-name="ce46">
            <text:p>25.281</text:p>
          </table:table-cell>
          <table:table-cell office:value-type="percentage" office:value="0.83002823560312566" table:style-name="ce47">
            <text:p>83,0%</text:p>
          </table:table-cell>
          <table:table-cell office:value-type="float" office:value="23512" table:style-name="ce46">
            <text:p>23.512</text:p>
          </table:table-cell>
          <table:table-cell office:value-type="percentage" office:value="0.92088359705467648" table:style-name="ce47">
            <text:p>92,1%</text:p>
          </table:table-cell>
          <table:table-cell office:value-type="float" office:value="265153" table:style-name="ce46">
            <text:p>265.15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373595802373488" table:style-name="ce47">
            <text:p>93,4%</text:p>
          </table:table-cell>
          <table:table-cell office:value-type="percentage" office:value="0.82882587195308743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73" table:style-name="ce46">
            <text:p>375.373</text:p>
          </table:table-cell>
          <table:table-cell office:value-type="percentage" office:value="1" table:style-name="ce47">
            <text:p>100,0%</text:p>
          </table:table-cell>
          <table:table-cell office:value-type="float" office:value="513201" table:style-name="ce46">
            <text:p>513.201</text:p>
          </table:table-cell>
          <table:table-cell office:value-type="percentage" office:value="0.97551707816857103" table:style-name="ce47">
            <text:p>97,6%</text:p>
          </table:table-cell>
          <table:table-cell office:value-type="float" office:value="694099" table:style-name="ce46">
            <text:p>694.099</text:p>
          </table:table-cell>
          <table:table-cell office:value-type="percentage" office:value="0.98688511537373302" table:style-name="ce47">
            <text:p>98,7%</text:p>
          </table:table-cell>
          <table:table-cell office:value-type="float" office:value="950467" table:style-name="ce46">
            <text:p>950.467</text:p>
          </table:table-cell>
          <table:table-cell office:value-type="percentage" office:value="0.97705963200425994" table:style-name="ce47">
            <text:p>97,7%</text:p>
          </table:table-cell>
          <table:table-cell office:value-type="float" office:value="1051599" table:style-name="ce46">
            <text:p>1.051.599</text:p>
          </table:table-cell>
          <table:table-cell office:value-type="percentage" office:value="0.90190836650311201" table:style-name="ce47">
            <text:p>90,2%</text:p>
          </table:table-cell>
          <table:table-cell office:value-type="float" office:value="777685" table:style-name="ce46">
            <text:p>777.685</text:p>
          </table:table-cell>
          <table:table-cell office:value-type="percentage" office:value="0.81892611937155135" table:style-name="ce47">
            <text:p>81,9%</text:p>
          </table:table-cell>
          <table:table-cell office:value-type="float" office:value="632415" table:style-name="ce46">
            <text:p>632.415</text:p>
          </table:table-cell>
          <table:table-cell office:value-type="percentage" office:value="0.85176605272904815" table:style-name="ce47">
            <text:p>85,2%</text:p>
          </table:table-cell>
          <table:table-cell office:value-type="float" office:value="486869" table:style-name="ce46">
            <text:p>486.869</text:p>
          </table:table-cell>
          <table:table-cell office:value-type="percentage" office:value="0.87955204844438184" table:style-name="ce47">
            <text:p>88,0%</text:p>
          </table:table-cell>
          <table:table-cell office:value-type="float" office:value="5481708" table:style-name="ce46">
            <text:p>5.481.70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698992478508889" table:style-name="ce47">
            <text:p>91,7%</text:p>
          </table:table-cell>
          <table:table-cell office:value-type="percentage" office:value="0.80852486058766748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14" table:style-name="ce46">
            <text:p>74.214</text:p>
          </table:table-cell>
          <table:table-cell office:value-type="percentage" office:value="1" table:style-name="ce47">
            <text:p>100,0%</text:p>
          </table:table-cell>
          <table:table-cell office:value-type="float" office:value="103871" table:style-name="ce46">
            <text:p>103.871</text:p>
          </table:table-cell>
          <table:table-cell office:value-type="percentage" office:value="1" table:style-name="ce47">
            <text:p>100,0%</text:p>
          </table:table-cell>
          <table:table-cell office:value-type="float" office:value="149658" table:style-name="ce46">
            <text:p>149.658</text:p>
          </table:table-cell>
          <table:table-cell office:value-type="percentage" office:value="1" table:style-name="ce47">
            <text:p>100,0%</text:p>
          </table:table-cell>
          <table:table-cell office:value-type="float" office:value="209517" table:style-name="ce46">
            <text:p>209.517</text:p>
          </table:table-cell>
          <table:table-cell office:value-type="percentage" office:value="0.98246708181715869" table:style-name="ce47">
            <text:p>98,2%</text:p>
          </table:table-cell>
          <table:table-cell office:value-type="float" office:value="235880" table:style-name="ce46">
            <text:p>235.880</text:p>
          </table:table-cell>
          <table:table-cell office:value-type="percentage" office:value="0.9280877567802579" table:style-name="ce47">
            <text:p>92,8%</text:p>
          </table:table-cell>
          <table:table-cell office:value-type="float" office:value="173554" table:style-name="ce46">
            <text:p>173.554</text:p>
          </table:table-cell>
          <table:table-cell office:value-type="percentage" office:value="0.83038999440199424" table:style-name="ce47">
            <text:p>83,0%</text:p>
          </table:table-cell>
          <table:table-cell office:value-type="float" office:value="148938" table:style-name="ce46">
            <text:p>148.938</text:p>
          </table:table-cell>
          <table:table-cell office:value-type="percentage" office:value="0.86467186846871957" table:style-name="ce47">
            <text:p>86,5%</text:p>
          </table:table-cell>
          <table:table-cell office:value-type="float" office:value="128538" table:style-name="ce46">
            <text:p>128.538</text:p>
          </table:table-cell>
          <table:table-cell office:value-type="percentage" office:value="0.90587339845236581" table:style-name="ce47">
            <text:p>90,6%</text:p>
          </table:table-cell>
          <table:table-cell office:value-type="float" office:value="1224170" table:style-name="ce46">
            <text:p>1.224.17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438319809302384" table:style-name="ce47">
            <text:p>93,4%</text:p>
          </table:table-cell>
          <table:table-cell office:value-type="percentage" office:value="0.81003751196856111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7" table:style-name="ce46">
            <text:p>42.567</text:p>
          </table:table-cell>
          <table:table-cell office:value-type="percentage" office:value="1" table:style-name="ce47">
            <text:p>100,0%</text:p>
          </table:table-cell>
          <table:table-cell office:value-type="float" office:value="55982" table:style-name="ce46">
            <text:p>55.982</text:p>
          </table:table-cell>
          <table:table-cell office:value-type="percentage" office:value="1" table:style-name="ce47">
            <text:p>100,0%</text:p>
          </table:table-cell>
          <table:table-cell office:value-type="float" office:value="72580" table:style-name="ce46">
            <text:p>72.580</text:p>
          </table:table-cell>
          <table:table-cell office:value-type="percentage" office:value="0.98288283408266075" table:style-name="ce47">
            <text:p>98,3%</text:p>
          </table:table-cell>
          <table:table-cell office:value-type="float" office:value="92439" table:style-name="ce46">
            <text:p>92.439</text:p>
          </table:table-cell>
          <table:table-cell office:value-type="percentage" office:value="0.95599520135685767" table:style-name="ce47">
            <text:p>95,6%</text:p>
          </table:table-cell>
          <table:table-cell office:value-type="float" office:value="96383" table:style-name="ce46">
            <text:p>96.383</text:p>
          </table:table-cell>
          <table:table-cell office:value-type="percentage" office:value="0.89241865891372385" table:style-name="ce47">
            <text:p>89,2%</text:p>
          </table:table-cell>
          <table:table-cell office:value-type="float" office:value="65686" table:style-name="ce46">
            <text:p>65.686</text:p>
          </table:table-cell>
          <table:table-cell office:value-type="percentage" office:value="0.80753863365338518" table:style-name="ce47">
            <text:p>80,8%</text:p>
          </table:table-cell>
          <table:table-cell office:value-type="float" office:value="59525" table:style-name="ce46">
            <text:p>59.525</text:p>
          </table:table-cell>
          <table:table-cell office:value-type="percentage" office:value="0.87373581693014513" table:style-name="ce47">
            <text:p>87,4%</text:p>
          </table:table-cell>
          <table:table-cell office:value-type="float" office:value="52063" table:style-name="ce46">
            <text:p>52.063</text:p>
          </table:table-cell>
          <table:table-cell office:value-type="percentage" office:value="0.92329928353550406" table:style-name="ce47">
            <text:p>92,3%</text:p>
          </table:table-cell>
          <table:table-cell office:value-type="float" office:value="537225" table:style-name="ce46">
            <text:p>537.22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409272147435129" table:style-name="ce47">
            <text:p>92,4%</text:p>
          </table:table-cell>
          <table:table-cell office:value-type="percentage" office:value="0.81250368649585525" table:style-name="ce47">
            <text:p>81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62" table:style-name="ce46">
            <text:p>164.562</text:p>
          </table:table-cell>
          <table:table-cell office:value-type="percentage" office:value="1" table:style-name="ce47">
            <text:p>100,0%</text:p>
          </table:table-cell>
          <table:table-cell office:value-type="float" office:value="214260" table:style-name="ce46">
            <text:p>214.260</text:p>
          </table:table-cell>
          <table:table-cell office:value-type="percentage" office:value="1" table:style-name="ce47">
            <text:p>100,0%</text:p>
          </table:table-cell>
          <table:table-cell office:value-type="float" office:value="279904" table:style-name="ce46">
            <text:p>279.904</text:p>
          </table:table-cell>
          <table:table-cell office:value-type="percentage" office:value="0.99923246905779328" table:style-name="ce47">
            <text:p>99,9%</text:p>
          </table:table-cell>
          <table:table-cell office:value-type="float" office:value="326534" table:style-name="ce46">
            <text:p>326.534</text:p>
          </table:table-cell>
          <table:table-cell office:value-type="percentage" office:value="0.96045908987960948" table:style-name="ce47">
            <text:p>96,0%</text:p>
          </table:table-cell>
          <table:table-cell office:value-type="float" office:value="325446" table:style-name="ce46">
            <text:p>325.446</text:p>
          </table:table-cell>
          <table:table-cell office:value-type="percentage" office:value="0.89869191705809748" table:style-name="ce47">
            <text:p>89,9%</text:p>
          </table:table-cell>
          <table:table-cell office:value-type="float" office:value="210368" table:style-name="ce46">
            <text:p>210.368</text:p>
          </table:table-cell>
          <table:table-cell office:value-type="percentage" office:value="0.80742142371892545" table:style-name="ce47">
            <text:p>80,7%</text:p>
          </table:table-cell>
          <table:table-cell office:value-type="float" office:value="173508" table:style-name="ce46">
            <text:p>173.508</text:p>
          </table:table-cell>
          <table:table-cell office:value-type="percentage" office:value="0.86093661615409811" table:style-name="ce47">
            <text:p>86,1%</text:p>
          </table:table-cell>
          <table:table-cell office:value-type="float" office:value="156693" table:style-name="ce46">
            <text:p>156.693</text:p>
          </table:table-cell>
          <table:table-cell office:value-type="percentage" office:value="0.92934415145368487" table:style-name="ce47">
            <text:p>92,9%</text:p>
          </table:table-cell>
          <table:table-cell office:value-type="float" office:value="1851275" table:style-name="ce46">
            <text:p>1.851.27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31291271977068" table:style-name="ce47">
            <text:p>93,3%</text:p>
          </table:table-cell>
          <table:table-cell office:value-type="percentage" office:value="0.83371838105222962" table:style-name="ce47">
            <text:p>83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9274472168905950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10" table:style-name="ce46">
            <text:p>7.710</text:p>
          </table:table-cell>
          <table:table-cell office:value-type="percentage" office:value="0.98129056891943489" table:style-name="ce47">
            <text:p>98,1%</text:p>
          </table:table-cell>
          <table:table-cell office:value-type="float" office:value="10680" table:style-name="ce46">
            <text:p>10.680</text:p>
          </table:table-cell>
          <table:table-cell office:value-type="percentage" office:value="0.92419522326064385" table:style-name="ce47">
            <text:p>92,4%</text:p>
          </table:table-cell>
          <table:table-cell office:value-type="float" office:value="11296" table:style-name="ce46">
            <text:p>11.296</text:p>
          </table:table-cell>
          <table:table-cell office:value-type="percentage" office:value="0.89352950482518589" table:style-name="ce47">
            <text:p>89,4%</text:p>
          </table:table-cell>
          <table:table-cell office:value-type="float" office:value="9484" table:style-name="ce46">
            <text:p>9.484</text:p>
          </table:table-cell>
          <table:table-cell office:value-type="percentage" office:value="0.79737682865310244" table:style-name="ce47">
            <text:p>79,7%</text:p>
          </table:table-cell>
          <table:table-cell office:value-type="float" office:value="9566" table:style-name="ce46">
            <text:p>9.566</text:p>
          </table:table-cell>
          <table:table-cell office:value-type="percentage" office:value="0.87225312300537983" table:style-name="ce47">
            <text:p>87,2%</text:p>
          </table:table-cell>
          <table:table-cell office:value-type="float" office:value="9093" table:style-name="ce46">
            <text:p>9.093</text:p>
          </table:table-cell>
          <table:table-cell office:value-type="percentage" office:value="0.99638395792241941" table:style-name="ce47">
            <text:p>99,6%</text:p>
          </table:table-cell>
          <table:table-cell office:value-type="float" office:value="64156" table:style-name="ce46">
            <text:p>64.15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405129289086172" table:style-name="ce47">
            <text:p>90,4%</text:p>
          </table:table-cell>
          <table:table-cell office:value-type="percentage" office:value="0.76192964537659436" table:style-name="ce47">
            <text:p>76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8" table:style-name="ce46">
            <text:p>3.428</text:p>
          </table:table-cell>
          <table:table-cell office:value-type="percentage" office:value="0.91462113127001066" table:style-name="ce47">
            <text:p>91,5%</text:p>
          </table:table-cell>
          <table:table-cell office:value-type="float" office:value="7497" table:style-name="ce46">
            <text:p>7.497</text:p>
          </table:table-cell>
          <table:table-cell office:value-type="percentage" office:value="0.9578382522039095" table:style-name="ce47">
            <text:p>95,8%</text:p>
          </table:table-cell>
          <table:table-cell office:value-type="float" office:value="10144" table:style-name="ce46">
            <text:p>10.144</text:p>
          </table:table-cell>
          <table:table-cell office:value-type="percentage" office:value="0.89777856447473225" table:style-name="ce47">
            <text:p>89,8%</text:p>
          </table:table-cell>
          <table:table-cell office:value-type="float" office:value="10630" table:style-name="ce46">
            <text:p>10.630</text:p>
          </table:table-cell>
          <table:table-cell office:value-type="percentage" office:value="0.88568571904682558" table:style-name="ce47">
            <text:p>88,6%</text:p>
          </table:table-cell>
          <table:table-cell office:value-type="float" office:value="9213" table:style-name="ce46">
            <text:p>9.213</text:p>
          </table:table-cell>
          <table:table-cell office:value-type="percentage" office:value="0.75933404763867141" table:style-name="ce47">
            <text:p>75,9%</text:p>
          </table:table-cell>
          <table:table-cell office:value-type="float" office:value="9559" table:style-name="ce46">
            <text:p>9.559</text:p>
          </table:table-cell>
          <table:table-cell office:value-type="percentage" office:value="0.79691538140892038" table:style-name="ce47">
            <text:p>79,7%</text:p>
          </table:table-cell>
          <table:table-cell office:value-type="float" office:value="8611" table:style-name="ce46">
            <text:p>8.611</text:p>
          </table:table-cell>
          <table:table-cell office:value-type="percentage" office:value="0.89941508251514524" table:style-name="ce47">
            <text:p>89,9%</text:p>
          </table:table-cell>
          <table:table-cell office:value-type="float" office:value="61178" table:style-name="ce46">
            <text:p>61.17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254881779858161" table:style-name="ce47">
            <text:p>86,3%</text:p>
          </table:table-cell>
          <table:table-cell office:value-type="percentage" office:value="0.70258165280904039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5" table:style-name="ce46">
            <text:p>3.695</text:p>
          </table:table-cell>
          <table:table-cell office:value-type="string" table:style-name="ce47">
            <text:p>-</text:p>
          </table:table-cell>
          <table:table-cell office:value-type="float" office:value="9696" table:style-name="ce46">
            <text:p>9.696</text:p>
          </table:table-cell>
          <table:table-cell office:value-type="string" table:style-name="ce47">
            <text:p>-</text:p>
          </table:table-cell>
          <table:table-cell office:value-type="float" office:value="22739" table:style-name="ce46">
            <text:p>22.739</text:p>
          </table:table-cell>
          <table:table-cell office:value-type="string" table:style-name="ce47">
            <text:p>-</text:p>
          </table:table-cell>
          <table:table-cell office:value-type="float" office:value="32884" table:style-name="ce46">
            <text:p>32.884</text:p>
          </table:table-cell>
          <table:table-cell office:value-type="string" table:style-name="ce47">
            <text:p>-</text:p>
          </table:table-cell>
          <table:table-cell office:value-type="float" office:value="25047" table:style-name="ce46">
            <text:p>25.047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40" table:style-name="ce46">
            <text:p>95.34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9" table:style-name="ce49">
            <text:p>899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4" table:style-name="ce49">
            <text:p>2.334</text:p>
          </table:table-cell>
          <table:table-cell office:value-type="string" table:style-name="ce50">
            <text:p>-</text:p>
          </table:table-cell>
          <table:table-cell office:value-type="float" office:value="2066" table:style-name="ce49">
            <text:p>2.066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43" table:style-name="ce49">
            <text:p>7.84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7977" table:style-name="ce53">
            <text:p>2.947.977</text:p>
          </table:table-cell>
          <table:table-cell office:value-type="percentage" office:value="1" table:style-name="ce54">
            <text:p>100,0%</text:p>
          </table:table-cell>
          <table:table-cell office:value-type="float" office:value="3962127" table:style-name="ce53">
            <text:p>3.962.127</text:p>
          </table:table-cell>
          <table:table-cell office:value-type="percentage" office:value="1.0005257516013075" table:style-name="ce54">
            <text:p>100,1%</text:p>
          </table:table-cell>
          <table:table-cell office:value-type="float" office:value="5323794" table:style-name="ce53">
            <text:p>5.323.794</text:p>
          </table:table-cell>
          <table:table-cell office:value-type="percentage" office:value="0.99752819287890204" table:style-name="ce54">
            <text:p>99,8%</text:p>
          </table:table-cell>
          <table:table-cell office:value-type="float" office:value="6749759" table:style-name="ce53">
            <text:p>6.749.759</text:p>
          </table:table-cell>
          <table:table-cell office:value-type="percentage" office:value="0.95968510398950369" table:style-name="ce54">
            <text:p>96,0%</text:p>
          </table:table-cell>
          <table:table-cell office:value-type="float" office:value="7101013" table:style-name="ce53">
            <text:p>7.101.013</text:p>
          </table:table-cell>
          <table:table-cell office:value-type="percentage" office:value="0.89980355402112366" table:style-name="ce54">
            <text:p>90,0%</text:p>
          </table:table-cell>
          <table:table-cell office:value-type="float" office:value="5082852" table:style-name="ce53">
            <text:p>5.082.852</text:p>
          </table:table-cell>
          <table:table-cell office:value-type="percentage" office:value="0.81581432212330407" table:style-name="ce54">
            <text:p>81,6%</text:p>
          </table:table-cell>
          <table:table-cell office:value-type="float" office:value="4198021" table:style-name="ce53">
            <text:p>4.198.021</text:p>
          </table:table-cell>
          <table:table-cell office:value-type="percentage" office:value="0.84900437645612215" table:style-name="ce54">
            <text:p>84,9%</text:p>
          </table:table-cell>
          <table:table-cell office:value-type="float" office:value="3549196" table:style-name="ce53">
            <text:p>3.549.196</text:p>
          </table:table-cell>
          <table:table-cell office:value-type="percentage" office:value="0.91269801675938866" table:style-name="ce54">
            <text:p>91,3%</text:p>
          </table:table-cell>
          <table:table-cell office:value-type="float" office:value="38914739" table:style-name="ce53">
            <text:p>38.914.73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390548042849274" table:style-name="ce54">
            <text:p>92,4%</text:p>
          </table:table-cell>
          <table:table-cell office:value-type="percentage" office:value="0.82010720789820279" table:style-name="ce54">
            <text:p>82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041" table:style-name="ce43">
            <text:p>430.041</text:p>
          </table:table-cell>
          <table:table-cell office:value-type="percentage" office:value="1" table:style-name="ce44">
            <text:p>100,0%</text:p>
          </table:table-cell>
          <table:table-cell office:value-type="float" office:value="651774" table:style-name="ce43">
            <text:p>651.774</text:p>
          </table:table-cell>
          <table:table-cell office:value-type="percentage" office:value="1" table:style-name="ce44">
            <text:p>100,0%</text:p>
          </table:table-cell>
          <table:table-cell office:value-type="float" office:value="927930" table:style-name="ce43">
            <text:p>927.930</text:p>
          </table:table-cell>
          <table:table-cell office:value-type="percentage" office:value="1.0128614731042072" table:style-name="ce44">
            <text:p>101,3%</text:p>
          </table:table-cell>
          <table:table-cell office:value-type="float" office:value="1214988" table:style-name="ce43">
            <text:p>1.214.988</text:p>
          </table:table-cell>
          <table:table-cell office:value-type="percentage" office:value="0.96044887792376565" table:style-name="ce44">
            <text:p>96,0%</text:p>
          </table:table-cell>
          <table:table-cell office:value-type="float" office:value="1253773" table:style-name="ce43">
            <text:p>1.253.773</text:p>
          </table:table-cell>
          <table:table-cell office:value-type="percentage" office:value="0.90517675801414177" table:style-name="ce44">
            <text:p>90,5%</text:p>
          </table:table-cell>
          <table:table-cell office:value-type="float" office:value="932770" table:style-name="ce43">
            <text:p>932.770</text:p>
          </table:table-cell>
          <table:table-cell office:value-type="percentage" office:value="0.8180635791257278" table:style-name="ce44">
            <text:p>81,8%</text:p>
          </table:table-cell>
          <table:table-cell office:value-type="float" office:value="771865" table:style-name="ce43">
            <text:p>771.865</text:p>
          </table:table-cell>
          <table:table-cell office:value-type="percentage" office:value="0.83114921091623306" table:style-name="ce44">
            <text:p>83,1%</text:p>
          </table:table-cell>
          <table:table-cell office:value-type="float" office:value="679525" table:style-name="ce43">
            <text:p>679.525</text:p>
          </table:table-cell>
          <table:table-cell office:value-type="percentage" office:value="0.90253510725760289" table:style-name="ce44">
            <text:p>90,3%</text:p>
          </table:table-cell>
          <table:table-cell office:value-type="float" office:value="6862666" table:style-name="ce43">
            <text:p>6.862.66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91908520895471" table:style-name="ce44">
            <text:p>92,1%</text:p>
          </table:table-cell>
          <table:table-cell office:value-type="percentage" office:value="0.81076710476369829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14" table:style-name="ce46">
            <text:p>100.414</text:p>
          </table:table-cell>
          <table:table-cell office:value-type="percentage" office:value="1" table:style-name="ce47">
            <text:p>100,0%</text:p>
          </table:table-cell>
          <table:table-cell office:value-type="float" office:value="119016" table:style-name="ce46">
            <text:p>119.016</text:p>
          </table:table-cell>
          <table:table-cell office:value-type="percentage" office:value="1" table:style-name="ce47">
            <text:p>100,0%</text:p>
          </table:table-cell>
          <table:table-cell office:value-type="float" office:value="153883" table:style-name="ce46">
            <text:p>153.883</text:p>
          </table:table-cell>
          <table:table-cell office:value-type="percentage" office:value="0.98411429521574245" table:style-name="ce47">
            <text:p>98,4%</text:p>
          </table:table-cell>
          <table:table-cell office:value-type="float" office:value="185771" table:style-name="ce46">
            <text:p>185.771</text:p>
          </table:table-cell>
          <table:table-cell office:value-type="percentage" office:value="0.93697860450102388" table:style-name="ce47">
            <text:p>93,7%</text:p>
          </table:table-cell>
          <table:table-cell office:value-type="float" office:value="188330" table:style-name="ce46">
            <text:p>188.330</text:p>
          </table:table-cell>
          <table:table-cell office:value-type="percentage" office:value="0.87618577948572407" table:style-name="ce47">
            <text:p>87,6%</text:p>
          </table:table-cell>
          <table:table-cell office:value-type="float" office:value="126675" table:style-name="ce46">
            <text:p>126.675</text:p>
          </table:table-cell>
          <table:table-cell office:value-type="percentage" office:value="0.77106387641064977" table:style-name="ce47">
            <text:p>77,1%</text:p>
          </table:table-cell>
          <table:table-cell office:value-type="float" office:value="104948" table:style-name="ce46">
            <text:p>104.948</text:p>
          </table:table-cell>
          <table:table-cell office:value-type="percentage" office:value="0.80480977906611151" table:style-name="ce47">
            <text:p>80,5%</text:p>
          </table:table-cell>
          <table:table-cell office:value-type="float" office:value="88845" table:style-name="ce46">
            <text:p>88.845</text:p>
          </table:table-cell>
          <table:table-cell office:value-type="percentage" office:value="0.86166096073087706" table:style-name="ce47">
            <text:p>86,2%</text:p>
          </table:table-cell>
          <table:table-cell office:value-type="float" office:value="1067882" table:style-name="ce46">
            <text:p>1.067.88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06435221671133" table:style-name="ce47">
            <text:p>90,1%</text:p>
          </table:table-cell>
          <table:table-cell office:value-type="percentage" office:value="0.8032866177069049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92" table:style-name="ce46">
            <text:p>88.292</text:p>
          </table:table-cell>
          <table:table-cell office:value-type="percentage" office:value="1" table:style-name="ce47">
            <text:p>100,0%</text:p>
          </table:table-cell>
          <table:table-cell office:value-type="float" office:value="114077" table:style-name="ce46">
            <text:p>114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47796" table:style-name="ce46">
            <text:p>147.796</text:p>
          </table:table-cell>
          <table:table-cell office:value-type="percentage" office:value="0.98759789378023677" table:style-name="ce47">
            <text:p>98,8%</text:p>
          </table:table-cell>
          <table:table-cell office:value-type="float" office:value="152932" table:style-name="ce46">
            <text:p>152.932</text:p>
          </table:table-cell>
          <table:table-cell office:value-type="percentage" office:value="0.94028098004857208" table:style-name="ce47">
            <text:p>94,0%</text:p>
          </table:table-cell>
          <table:table-cell office:value-type="float" office:value="150666" table:style-name="ce46">
            <text:p>150.666</text:p>
          </table:table-cell>
          <table:table-cell office:value-type="percentage" office:value="0.90222943476672679" table:style-name="ce47">
            <text:p>90,2%</text:p>
          </table:table-cell>
          <table:table-cell office:value-type="float" office:value="90578" table:style-name="ce46">
            <text:p>90.578</text:p>
          </table:table-cell>
          <table:table-cell office:value-type="percentage" office:value="0.79141291906580113" table:style-name="ce47">
            <text:p>79,1%</text:p>
          </table:table-cell>
          <table:table-cell office:value-type="float" office:value="66186" table:style-name="ce46">
            <text:p>66.186</text:p>
          </table:table-cell>
          <table:table-cell office:value-type="percentage" office:value="0.83662196154769886" table:style-name="ce47">
            <text:p>83,7%</text:p>
          </table:table-cell>
          <table:table-cell office:value-type="float" office:value="60314" table:style-name="ce46">
            <text:p>60.314</text:p>
          </table:table-cell>
          <table:table-cell office:value-type="percentage" office:value="0.94240625" table:style-name="ce47">
            <text:p>94,2%</text:p>
          </table:table-cell>
          <table:table-cell office:value-type="float" office:value="870841" table:style-name="ce46">
            <text:p>870.84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245082324421502" table:style-name="ce47">
            <text:p>93,2%</text:p>
          </table:table-cell>
          <table:table-cell office:value-type="percentage" office:value="0.85478472374909698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15" table:style-name="ce46">
            <text:p>51.215</text:p>
          </table:table-cell>
          <table:table-cell office:value-type="percentage" office:value="1" table:style-name="ce47">
            <text:p>100,0%</text:p>
          </table:table-cell>
          <table:table-cell office:value-type="float" office:value="79335" table:style-name="ce46">
            <text:p>79.335</text:p>
          </table:table-cell>
          <table:table-cell office:value-type="percentage" office:value="0.98533210790401904" table:style-name="ce47">
            <text:p>98,5%</text:p>
          </table:table-cell>
          <table:table-cell office:value-type="float" office:value="110968" table:style-name="ce46">
            <text:p>110.968</text:p>
          </table:table-cell>
          <table:table-cell office:value-type="percentage" office:value="0.94657556448379698" table:style-name="ce47">
            <text:p>94,7%</text:p>
          </table:table-cell>
          <table:table-cell office:value-type="float" office:value="151284" table:style-name="ce46">
            <text:p>151.284</text:p>
          </table:table-cell>
          <table:table-cell office:value-type="percentage" office:value="0.91246524364132042" table:style-name="ce47">
            <text:p>91,2%</text:p>
          </table:table-cell>
          <table:table-cell office:value-type="float" office:value="170180" table:style-name="ce46">
            <text:p>170.180</text:p>
          </table:table-cell>
          <table:table-cell office:value-type="percentage" office:value="0.82542731311720308" table:style-name="ce47">
            <text:p>82,5%</text:p>
          </table:table-cell>
          <table:table-cell office:value-type="float" office:value="130175" table:style-name="ce46">
            <text:p>130.175</text:p>
          </table:table-cell>
          <table:table-cell office:value-type="percentage" office:value="0.71451311015604846" table:style-name="ce47">
            <text:p>71,5%</text:p>
          </table:table-cell>
          <table:table-cell office:value-type="float" office:value="100007" table:style-name="ce46">
            <text:p>100.007</text:p>
          </table:table-cell>
          <table:table-cell office:value-type="percentage" office:value="0.72499311304751268" table:style-name="ce47">
            <text:p>72,5%</text:p>
          </table:table-cell>
          <table:table-cell office:value-type="float" office:value="77535" table:style-name="ce46">
            <text:p>77.535</text:p>
          </table:table-cell>
          <table:table-cell office:value-type="percentage" office:value="0.81205488060326769" table:style-name="ce47">
            <text:p>81,2%</text:p>
          </table:table-cell>
          <table:table-cell office:value-type="float" office:value="870699" table:style-name="ce46">
            <text:p>870.69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136318966591839" table:style-name="ce47">
            <text:p>84,1%</text:p>
          </table:table-cell>
          <table:table-cell office:value-type="percentage" office:value="0.74320703550787293" table:style-name="ce47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32" table:style-name="ce46">
            <text:p>92.332</text:p>
          </table:table-cell>
          <table:table-cell office:value-type="percentage" office:value="1" table:style-name="ce47">
            <text:p>100,0%</text:p>
          </table:table-cell>
          <table:table-cell office:value-type="float" office:value="150938" table:style-name="ce46">
            <text:p>150.938</text:p>
          </table:table-cell>
          <table:table-cell office:value-type="percentage" office:value="0.9767490018184054" table:style-name="ce47">
            <text:p>97,7%</text:p>
          </table:table-cell>
          <table:table-cell office:value-type="float" office:value="222475" table:style-name="ce46">
            <text:p>222.475</text:p>
          </table:table-cell>
          <table:table-cell office:value-type="percentage" office:value="0.94633164888639343" table:style-name="ce47">
            <text:p>94,6%</text:p>
          </table:table-cell>
          <table:table-cell office:value-type="float" office:value="320621" table:style-name="ce46">
            <text:p>320.621</text:p>
          </table:table-cell>
          <table:table-cell office:value-type="percentage" office:value="0.91472189254576164" table:style-name="ce47">
            <text:p>91,5%</text:p>
          </table:table-cell>
          <table:table-cell office:value-type="float" office:value="317380" table:style-name="ce46">
            <text:p>317.380</text:p>
          </table:table-cell>
          <table:table-cell office:value-type="percentage" office:value="0.81814994689681486" table:style-name="ce47">
            <text:p>81,8%</text:p>
          </table:table-cell>
          <table:table-cell office:value-type="float" office:value="227760" table:style-name="ce46">
            <text:p>227.760</text:p>
          </table:table-cell>
          <table:table-cell office:value-type="percentage" office:value="0.73250271761853003" table:style-name="ce47">
            <text:p>73,3%</text:p>
          </table:table-cell>
          <table:table-cell office:value-type="float" office:value="184575" table:style-name="ce46">
            <text:p>184.575</text:p>
          </table:table-cell>
          <table:table-cell office:value-type="percentage" office:value="0.73317364984031652" table:style-name="ce47">
            <text:p>73,3%</text:p>
          </table:table-cell>
          <table:table-cell office:value-type="float" office:value="151049" table:style-name="ce46">
            <text:p>151.049</text:p>
          </table:table-cell>
          <table:table-cell office:value-type="percentage" office:value="0.84010856688376334" table:style-name="ce47">
            <text:p>84,0%</text:p>
          </table:table-cell>
          <table:table-cell office:value-type="float" office:value="1667130" table:style-name="ce46">
            <text:p>1.667.13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024077226646211" table:style-name="ce47">
            <text:p>85,0%</text:p>
          </table:table-cell>
          <table:table-cell office:value-type="percentage" office:value="0.76616120208534011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79" table:style-name="ce46">
            <text:p>42.179</text:p>
          </table:table-cell>
          <table:table-cell office:value-type="percentage" office:value="1" table:style-name="ce47">
            <text:p>100,0%</text:p>
          </table:table-cell>
          <table:table-cell office:value-type="float" office:value="55965" table:style-name="ce46">
            <text:p>55.965</text:p>
          </table:table-cell>
          <table:table-cell office:value-type="percentage" office:value="1" table:style-name="ce47">
            <text:p>100,0%</text:p>
          </table:table-cell>
          <table:table-cell office:value-type="float" office:value="76647" table:style-name="ce46">
            <text:p>76.647</text:p>
          </table:table-cell>
          <table:table-cell office:value-type="percentage" office:value="0.99097549938586849" table:style-name="ce47">
            <text:p>99,1%</text:p>
          </table:table-cell>
          <table:table-cell office:value-type="float" office:value="84426" table:style-name="ce46">
            <text:p>84.426</text:p>
          </table:table-cell>
          <table:table-cell office:value-type="percentage" office:value="0.93844204348406024" table:style-name="ce47">
            <text:p>93,8%</text:p>
          </table:table-cell>
          <table:table-cell office:value-type="float" office:value="88298" table:style-name="ce46">
            <text:p>88.298</text:p>
          </table:table-cell>
          <table:table-cell office:value-type="percentage" office:value="0.90312880360850578" table:style-name="ce47">
            <text:p>90,3%</text:p>
          </table:table-cell>
          <table:table-cell office:value-type="float" office:value="55409" table:style-name="ce46">
            <text:p>55.409</text:p>
          </table:table-cell>
          <table:table-cell office:value-type="percentage" office:value="0.78624437727924168" table:style-name="ce47">
            <text:p>78,6%</text:p>
          </table:table-cell>
          <table:table-cell office:value-type="float" office:value="41865" table:style-name="ce46">
            <text:p>41.865</text:p>
          </table:table-cell>
          <table:table-cell office:value-type="percentage" office:value="0.8289278289278289" table:style-name="ce47">
            <text:p>82,9%</text:p>
          </table:table-cell>
          <table:table-cell office:value-type="float" office:value="40648" table:style-name="ce46">
            <text:p>40.648</text:p>
          </table:table-cell>
          <table:table-cell office:value-type="percentage" office:value="0.92459568273320747" table:style-name="ce47">
            <text:p>92,5%</text:p>
          </table:table-cell>
          <table:table-cell office:value-type="float" office:value="485437" table:style-name="ce46">
            <text:p>485.43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618201313803716" table:style-name="ce47">
            <text:p>92,6%</text:p>
          </table:table-cell>
          <table:table-cell office:value-type="percentage" office:value="0.83278921951261353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94" table:style-name="ce46">
            <text:p>227.894</text:p>
          </table:table-cell>
          <table:table-cell office:value-type="percentage" office:value="1" table:style-name="ce47">
            <text:p>100,0%</text:p>
          </table:table-cell>
          <table:table-cell office:value-type="float" office:value="250363" table:style-name="ce46">
            <text:p>250.363</text:p>
          </table:table-cell>
          <table:table-cell office:value-type="percentage" office:value="1" table:style-name="ce47">
            <text:p>100,0%</text:p>
          </table:table-cell>
          <table:table-cell office:value-type="float" office:value="321824" table:style-name="ce46">
            <text:p>321.824</text:p>
          </table:table-cell>
          <table:table-cell office:value-type="percentage" office:value="1.0101985403751079" table:style-name="ce47">
            <text:p>101,0%</text:p>
          </table:table-cell>
          <table:table-cell office:value-type="float" office:value="351912" table:style-name="ce46">
            <text:p>351.912</text:p>
          </table:table-cell>
          <table:table-cell office:value-type="percentage" office:value="0.92322948776808555" table:style-name="ce47">
            <text:p>92,3%</text:p>
          </table:table-cell>
          <table:table-cell office:value-type="float" office:value="319461" table:style-name="ce46">
            <text:p>319.461</text:p>
          </table:table-cell>
          <table:table-cell office:value-type="percentage" office:value="0.87931902946560048" table:style-name="ce47">
            <text:p>87,9%</text:p>
          </table:table-cell>
          <table:table-cell office:value-type="float" office:value="211703" table:style-name="ce46">
            <text:p>211.703</text:p>
          </table:table-cell>
          <table:table-cell office:value-type="percentage" office:value="0.79057669829675525" table:style-name="ce47">
            <text:p>79,1%</text:p>
          </table:table-cell>
          <table:table-cell office:value-type="float" office:value="172282" table:style-name="ce46">
            <text:p>172.282</text:p>
          </table:table-cell>
          <table:table-cell office:value-type="percentage" office:value="0.81647915225159473" table:style-name="ce47">
            <text:p>81,6%</text:p>
          </table:table-cell>
          <table:table-cell office:value-type="float" office:value="141234" table:style-name="ce46">
            <text:p>141.234</text:p>
          </table:table-cell>
          <table:table-cell office:value-type="percentage" office:value="0.85419312697318284" table:style-name="ce47">
            <text:p>85,4%</text:p>
          </table:table-cell>
          <table:table-cell office:value-type="float" office:value="1996673" table:style-name="ce46">
            <text:p>1.996.67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48202070255613" table:style-name="ce47">
            <text:p>91,7%</text:p>
          </table:table-cell>
          <table:table-cell office:value-type="percentage" office:value="0.83371246948747302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95" table:style-name="ce46">
            <text:p>137.295</text:p>
          </table:table-cell>
          <table:table-cell office:value-type="percentage" office:value="1" table:style-name="ce47">
            <text:p>100,0%</text:p>
          </table:table-cell>
          <table:table-cell office:value-type="float" office:value="158225" table:style-name="ce46">
            <text:p>158.225</text:p>
          </table:table-cell>
          <table:table-cell office:value-type="percentage" office:value="0.99449406351939962" table:style-name="ce47">
            <text:p>99,4%</text:p>
          </table:table-cell>
          <table:table-cell office:value-type="float" office:value="219309" table:style-name="ce46">
            <text:p>219.309</text:p>
          </table:table-cell>
          <table:table-cell office:value-type="percentage" office:value="1.0039598249436927" table:style-name="ce47">
            <text:p>100,4%</text:p>
          </table:table-cell>
          <table:table-cell office:value-type="float" office:value="281129" table:style-name="ce46">
            <text:p>281.129</text:p>
          </table:table-cell>
          <table:table-cell office:value-type="percentage" office:value="0.91430606417369698" table:style-name="ce47">
            <text:p>91,4%</text:p>
          </table:table-cell>
          <table:table-cell office:value-type="float" office:value="279785" table:style-name="ce46">
            <text:p>279.785</text:p>
          </table:table-cell>
          <table:table-cell office:value-type="percentage" office:value="0.84628181666943936" table:style-name="ce47">
            <text:p>84,6%</text:p>
          </table:table-cell>
          <table:table-cell office:value-type="float" office:value="199357" table:style-name="ce46">
            <text:p>199.357</text:p>
          </table:table-cell>
          <table:table-cell office:value-type="percentage" office:value="0.74974144512431318" table:style-name="ce47">
            <text:p>75,0%</text:p>
          </table:table-cell>
          <table:table-cell office:value-type="float" office:value="167048" table:style-name="ce46">
            <text:p>167.048</text:p>
          </table:table-cell>
          <table:table-cell office:value-type="percentage" office:value="0.76596251988866926" table:style-name="ce47">
            <text:p>76,6%</text:p>
          </table:table-cell>
          <table:table-cell office:value-type="float" office:value="147571" table:style-name="ce46">
            <text:p>147.571</text:p>
          </table:table-cell>
          <table:table-cell office:value-type="percentage" office:value="0.84824569470949351" table:style-name="ce47">
            <text:p>84,8%</text:p>
          </table:table-cell>
          <table:table-cell office:value-type="float" office:value="1589719" table:style-name="ce46">
            <text:p>1.589.71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888824757406081" table:style-name="ce47">
            <text:p>87,9%</text:p>
          </table:table-cell>
          <table:table-cell office:value-type="percentage" office:value="0.77728470419578133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421" table:style-name="ce46">
            <text:p>454.421</text:p>
          </table:table-cell>
          <table:table-cell office:value-type="percentage" office:value="1" table:style-name="ce47">
            <text:p>100,0%</text:p>
          </table:table-cell>
          <table:table-cell office:value-type="float" office:value="616514" table:style-name="ce46">
            <text:p>616.514</text:p>
          </table:table-cell>
          <table:table-cell office:value-type="percentage" office:value="0.97044193851016536" table:style-name="ce47">
            <text:p>97,0%</text:p>
          </table:table-cell>
          <table:table-cell office:value-type="float" office:value="791691" table:style-name="ce46">
            <text:p>791.691</text:p>
          </table:table-cell>
          <table:table-cell office:value-type="percentage" office:value="0.94520788362719443" table:style-name="ce47">
            <text:p>94,5%</text:p>
          </table:table-cell>
          <table:table-cell office:value-type="float" office:value="1028222" table:style-name="ce46">
            <text:p>1.028.222</text:p>
          </table:table-cell>
          <table:table-cell office:value-type="percentage" office:value="0.94178497499496239" table:style-name="ce47">
            <text:p>94,2%</text:p>
          </table:table-cell>
          <table:table-cell office:value-type="float" office:value="1136842" table:style-name="ce46">
            <text:p>1.136.842</text:p>
          </table:table-cell>
          <table:table-cell office:value-type="percentage" office:value="0.86336638174907254" table:style-name="ce47">
            <text:p>86,3%</text:p>
          </table:table-cell>
          <table:table-cell office:value-type="float" office:value="792591" table:style-name="ce46">
            <text:p>792.591</text:p>
          </table:table-cell>
          <table:table-cell office:value-type="percentage" office:value="0.75871294938410117" table:style-name="ce47">
            <text:p>75,9%</text:p>
          </table:table-cell>
          <table:table-cell office:value-type="float" office:value="656260" table:style-name="ce46">
            <text:p>656.260</text:p>
          </table:table-cell>
          <table:table-cell office:value-type="percentage" office:value="0.7822536906911739" table:style-name="ce47">
            <text:p>78,2%</text:p>
          </table:table-cell>
          <table:table-cell office:value-type="float" office:value="548781" table:style-name="ce46">
            <text:p>548.781</text:p>
          </table:table-cell>
          <table:table-cell office:value-type="percentage" office:value="0.83634476641581545" table:style-name="ce47">
            <text:p>83,6%</text:p>
          </table:table-cell>
          <table:table-cell office:value-type="float" office:value="6025322" table:style-name="ce46">
            <text:p>6.025.32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725774420676839" table:style-name="ce47">
            <text:p>87,7%</text:p>
          </table:table-cell>
          <table:table-cell office:value-type="percentage" office:value="0.77441530270822656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19" table:style-name="ce46">
            <text:p>293.319</text:p>
          </table:table-cell>
          <table:table-cell office:value-type="percentage" office:value="1" table:style-name="ce47">
            <text:p>100,0%</text:p>
          </table:table-cell>
          <table:table-cell office:value-type="float" office:value="432724" table:style-name="ce46">
            <text:p>432.724</text:p>
          </table:table-cell>
          <table:table-cell office:value-type="percentage" office:value="0.9882657092874011" table:style-name="ce47">
            <text:p>98,8%</text:p>
          </table:table-cell>
          <table:table-cell office:value-type="float" office:value="568950" table:style-name="ce46">
            <text:p>568.950</text:p>
          </table:table-cell>
          <table:table-cell office:value-type="percentage" office:value="0.97971856015208492" table:style-name="ce47">
            <text:p>98,0%</text:p>
          </table:table-cell>
          <table:table-cell office:value-type="float" office:value="713646" table:style-name="ce46">
            <text:p>713.646</text:p>
          </table:table-cell>
          <table:table-cell office:value-type="percentage" office:value="0.94857603139031332" table:style-name="ce47">
            <text:p>94,9%</text:p>
          </table:table-cell>
          <table:table-cell office:value-type="float" office:value="753318" table:style-name="ce46">
            <text:p>753.318</text:p>
          </table:table-cell>
          <table:table-cell office:value-type="percentage" office:value="0.88460382250571867" table:style-name="ce47">
            <text:p>88,5%</text:p>
          </table:table-cell>
          <table:table-cell office:value-type="float" office:value="512284" table:style-name="ce46">
            <text:p>512.284</text:p>
          </table:table-cell>
          <table:table-cell office:value-type="percentage" office:value="0.78963682970101379" table:style-name="ce47">
            <text:p>79,0%</text:p>
          </table:table-cell>
          <table:table-cell office:value-type="float" office:value="427629" table:style-name="ce46">
            <text:p>427.629</text:p>
          </table:table-cell>
          <table:table-cell office:value-type="percentage" office:value="0.82853605514932405" table:style-name="ce47">
            <text:p>82,9%</text:p>
          </table:table-cell>
          <table:table-cell office:value-type="float" office:value="374966" table:style-name="ce46">
            <text:p>374.966</text:p>
          </table:table-cell>
          <table:table-cell office:value-type="percentage" office:value="0.88324763091505687" table:style-name="ce47">
            <text:p>88,3%</text:p>
          </table:table-cell>
          <table:table-cell office:value-type="float" office:value="4076836" table:style-name="ce46">
            <text:p>4.076.836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293024398797" table:style-name="ce47">
            <text:p>90,8%</text:p>
          </table:table-cell>
          <table:table-cell office:value-type="percentage" office:value="0.80612051403174745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04" table:style-name="ce46">
            <text:p>77.604</text:p>
          </table:table-cell>
          <table:table-cell office:value-type="percentage" office:value="1" table:style-name="ce47">
            <text:p>100,0%</text:p>
          </table:table-cell>
          <table:table-cell office:value-type="float" office:value="95664" table:style-name="ce46">
            <text:p>95.664</text:p>
          </table:table-cell>
          <table:table-cell office:value-type="percentage" office:value="1" table:style-name="ce47">
            <text:p>100,0%</text:p>
          </table:table-cell>
          <table:table-cell office:value-type="float" office:value="132261" table:style-name="ce46">
            <text:p>132.261</text:p>
          </table:table-cell>
          <table:table-cell office:value-type="percentage" office:value="1.055579942057671" table:style-name="ce47">
            <text:p>105,6%</text:p>
          </table:table-cell>
          <table:table-cell office:value-type="float" office:value="160978" table:style-name="ce46">
            <text:p>160.978</text:p>
          </table:table-cell>
          <table:table-cell office:value-type="percentage" office:value="0.95131666036308626" table:style-name="ce47">
            <text:p>95,1%</text:p>
          </table:table-cell>
          <table:table-cell office:value-type="float" office:value="145280" table:style-name="ce46">
            <text:p>145.280</text:p>
          </table:table-cell>
          <table:table-cell office:value-type="percentage" office:value="0.91088066008752677" table:style-name="ce47">
            <text:p>91,1%</text:p>
          </table:table-cell>
          <table:table-cell office:value-type="float" office:value="112014" table:style-name="ce46">
            <text:p>112.014</text:p>
          </table:table-cell>
          <table:table-cell office:value-type="percentage" office:value="0.83918818690580543" table:style-name="ce47">
            <text:p>83,9%</text:p>
          </table:table-cell>
          <table:table-cell office:value-type="float" office:value="92213" table:style-name="ce46">
            <text:p>92.213</text:p>
          </table:table-cell>
          <table:table-cell office:value-type="percentage" office:value="0.81373985174726438" table:style-name="ce47">
            <text:p>81,4%</text:p>
          </table:table-cell>
          <table:table-cell office:value-type="float" office:value="77280" table:style-name="ce46">
            <text:p>77.280</text:p>
          </table:table-cell>
          <table:table-cell office:value-type="percentage" office:value="0.91185840707964605" table:style-name="ce47">
            <text:p>91,2%</text:p>
          </table:table-cell>
          <table:table-cell office:value-type="float" office:value="893294" table:style-name="ce46">
            <text:p>893.29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691979648366908" table:style-name="ce47">
            <text:p>93,7%</text:p>
          </table:table-cell>
          <table:table-cell office:value-type="percentage" office:value="0.83957228800727823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298" table:style-name="ce46">
            <text:p>241.298</text:p>
          </table:table-cell>
          <table:table-cell office:value-type="percentage" office:value="1" table:style-name="ce47">
            <text:p>100,0%</text:p>
          </table:table-cell>
          <table:table-cell office:value-type="float" office:value="290872" table:style-name="ce46">
            <text:p>290.872</text:p>
          </table:table-cell>
          <table:table-cell office:value-type="percentage" office:value="1" table:style-name="ce47">
            <text:p>100,0%</text:p>
          </table:table-cell>
          <table:table-cell office:value-type="float" office:value="346629" table:style-name="ce46">
            <text:p>346.629</text:p>
          </table:table-cell>
          <table:table-cell office:value-type="percentage" office:value="0.99914102966906582" table:style-name="ce47">
            <text:p>99,9%</text:p>
          </table:table-cell>
          <table:table-cell office:value-type="float" office:value="391133" table:style-name="ce46">
            <text:p>391.133</text:p>
          </table:table-cell>
          <table:table-cell office:value-type="percentage" office:value="0.96364523305632821" table:style-name="ce47">
            <text:p>96,4%</text:p>
          </table:table-cell>
          <table:table-cell office:value-type="float" office:value="408637" table:style-name="ce46">
            <text:p>408.637</text:p>
          </table:table-cell>
          <table:table-cell office:value-type="percentage" office:value="0.92197120623797157" table:style-name="ce47">
            <text:p>92,2%</text:p>
          </table:table-cell>
          <table:table-cell office:value-type="float" office:value="264320" table:style-name="ce46">
            <text:p>264.320</text:p>
          </table:table-cell>
          <table:table-cell office:value-type="percentage" office:value="0.81729579973284516" table:style-name="ce47">
            <text:p>81,7%</text:p>
          </table:table-cell>
          <table:table-cell office:value-type="float" office:value="199036" table:style-name="ce46">
            <text:p>199.036</text:p>
          </table:table-cell>
          <table:table-cell office:value-type="percentage" office:value="0.86169858126858923" table:style-name="ce47">
            <text:p>86,2%</text:p>
          </table:table-cell>
          <table:table-cell office:value-type="float" office:value="171121" table:style-name="ce46">
            <text:p>171.121</text:p>
          </table:table-cell>
          <table:table-cell office:value-type="percentage" office:value="0.95063525307349162" table:style-name="ce47">
            <text:p>95,1%</text:p>
          </table:table-cell>
          <table:table-cell office:value-type="float" office:value="2313046" table:style-name="ce46">
            <text:p>2.313.04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37067716929379" table:style-name="ce47">
            <text:p>94,2%</text:p>
          </table:table-cell>
          <table:table-cell office:value-type="percentage" office:value="0.85610694128659248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8" table:style-name="ce46">
            <text:p>23.198</text:p>
          </table:table-cell>
          <table:table-cell office:value-type="percentage" office:value="1" table:style-name="ce47">
            <text:p>100,0%</text:p>
          </table:table-cell>
          <table:table-cell office:value-type="float" office:value="28596" table:style-name="ce46">
            <text:p>28.596</text:p>
          </table:table-cell>
          <table:table-cell office:value-type="percentage" office:value="1" table:style-name="ce47">
            <text:p>100,0%</text:p>
          </table:table-cell>
          <table:table-cell office:value-type="float" office:value="37708" table:style-name="ce46">
            <text:p>37.708</text:p>
          </table:table-cell>
          <table:table-cell office:value-type="percentage" office:value="0.99973487459568378" table:style-name="ce47">
            <text:p>100,0%</text:p>
          </table:table-cell>
          <table:table-cell office:value-type="float" office:value="45043" table:style-name="ce46">
            <text:p>45.043</text:p>
          </table:table-cell>
          <table:table-cell office:value-type="percentage" office:value="0.94501090970124202" table:style-name="ce47">
            <text:p>94,5%</text:p>
          </table:table-cell>
          <table:table-cell office:value-type="float" office:value="47249" table:style-name="ce46">
            <text:p>47.249</text:p>
          </table:table-cell>
          <table:table-cell office:value-type="percentage" office:value="0.89238294898672255" table:style-name="ce47">
            <text:p>89,2%</text:p>
          </table:table-cell>
          <table:table-cell office:value-type="float" office:value="31127" table:style-name="ce46">
            <text:p>31.127</text:p>
          </table:table-cell>
          <table:table-cell office:value-type="percentage" office:value="0.79165289046008291" table:style-name="ce47">
            <text:p>79,2%</text:p>
          </table:table-cell>
          <table:table-cell office:value-type="float" office:value="24151" table:style-name="ce46">
            <text:p>24.151</text:p>
          </table:table-cell>
          <table:table-cell office:value-type="percentage" office:value="0.79292796637993301" table:style-name="ce47">
            <text:p>79,3%</text:p>
          </table:table-cell>
          <table:table-cell office:value-type="float" office:value="22163" table:style-name="ce46">
            <text:p>22.163</text:p>
          </table:table-cell>
          <table:table-cell office:value-type="percentage" office:value="0.86804793984020057" table:style-name="ce47">
            <text:p>86,8%</text:p>
          </table:table-cell>
          <table:table-cell office:value-type="float" office:value="259235" table:style-name="ce46">
            <text:p>259.23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89572842201638" table:style-name="ce47">
            <text:p>91,3%</text:p>
          </table:table-cell>
          <table:table-cell office:value-type="percentage" office:value="0.8103271504216758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391" table:style-name="ce46">
            <text:p>372.391</text:p>
          </table:table-cell>
          <table:table-cell office:value-type="percentage" office:value="1" table:style-name="ce47">
            <text:p>100,0%</text:p>
          </table:table-cell>
          <table:table-cell office:value-type="float" office:value="511021" table:style-name="ce46">
            <text:p>511.021</text:p>
          </table:table-cell>
          <table:table-cell office:value-type="percentage" office:value="0.97137322959772354" table:style-name="ce47">
            <text:p>97,1%</text:p>
          </table:table-cell>
          <table:table-cell office:value-type="float" office:value="682003" table:style-name="ce46">
            <text:p>682.003</text:p>
          </table:table-cell>
          <table:table-cell office:value-type="percentage" office:value="0.96968675843104801" table:style-name="ce47">
            <text:p>97,0%</text:p>
          </table:table-cell>
          <table:table-cell office:value-type="float" office:value="941686" table:style-name="ce46">
            <text:p>941.686</text:p>
          </table:table-cell>
          <table:table-cell office:value-type="percentage" office:value="0.968032952878494" table:style-name="ce47">
            <text:p>96,8%</text:p>
          </table:table-cell>
          <table:table-cell office:value-type="float" office:value="1029563" table:style-name="ce46">
            <text:p>1.029.563</text:p>
          </table:table-cell>
          <table:table-cell office:value-type="percentage" office:value="0.88300909713877962" table:style-name="ce47">
            <text:p>88,3%</text:p>
          </table:table-cell>
          <table:table-cell office:value-type="float" office:value="747437" table:style-name="ce46">
            <text:p>747.437</text:p>
          </table:table-cell>
          <table:table-cell office:value-type="percentage" office:value="0.78707404911334822" table:style-name="ce47">
            <text:p>78,7%</text:p>
          </table:table-cell>
          <table:table-cell office:value-type="float" office:value="600483" table:style-name="ce46">
            <text:p>600.483</text:p>
          </table:table-cell>
          <table:table-cell office:value-type="percentage" office:value="0.80875854405872249" table:style-name="ce47">
            <text:p>80,9%</text:p>
          </table:table-cell>
          <table:table-cell office:value-type="float" office:value="461303" table:style-name="ce46">
            <text:p>461.303</text:p>
          </table:table-cell>
          <table:table-cell office:value-type="percentage" office:value="0.83336585119105688" table:style-name="ce47">
            <text:p>83,3%</text:p>
          </table:table-cell>
          <table:table-cell office:value-type="float" office:value="5345887" table:style-name="ce46">
            <text:p>5.345.88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426954482792309" table:style-name="ce47">
            <text:p>89,4%</text:p>
          </table:table-cell>
          <table:table-cell office:value-type="percentage" office:value="0.78849193379005666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42" table:style-name="ce46">
            <text:p>73.342</text:p>
          </table:table-cell>
          <table:table-cell office:value-type="percentage" office:value="1" table:style-name="ce47">
            <text:p>100,0%</text:p>
          </table:table-cell>
          <table:table-cell office:value-type="float" office:value="102862" table:style-name="ce46">
            <text:p>102.862</text:p>
          </table:table-cell>
          <table:table-cell office:value-type="percentage" office:value="0.99964042410519049" table:style-name="ce47">
            <text:p>100,0%</text:p>
          </table:table-cell>
          <table:table-cell office:value-type="float" office:value="145787" table:style-name="ce46">
            <text:p>145.787</text:p>
          </table:table-cell>
          <table:table-cell office:value-type="percentage" office:value="0.99236261903627421" table:style-name="ce47">
            <text:p>99,2%</text:p>
          </table:table-cell>
          <table:table-cell office:value-type="float" office:value="206969" table:style-name="ce46">
            <text:p>206.969</text:p>
          </table:table-cell>
          <table:table-cell office:value-type="percentage" office:value="0.97051900063773122" table:style-name="ce47">
            <text:p>97,1%</text:p>
          </table:table-cell>
          <table:table-cell office:value-type="float" office:value="231027" table:style-name="ce46">
            <text:p>231.027</text:p>
          </table:table-cell>
          <table:table-cell office:value-type="percentage" office:value="0.90899326007153058" table:style-name="ce47">
            <text:p>90,9%</text:p>
          </table:table-cell>
          <table:table-cell office:value-type="float" office:value="167558" table:style-name="ce46">
            <text:p>167.558</text:p>
          </table:table-cell>
          <table:table-cell office:value-type="percentage" office:value="0.80170141098453129" table:style-name="ce47">
            <text:p>80,2%</text:p>
          </table:table-cell>
          <table:table-cell office:value-type="float" office:value="141716" table:style-name="ce46">
            <text:p>141.716</text:p>
          </table:table-cell>
          <table:table-cell office:value-type="percentage" office:value="0.82274395058288052" table:style-name="ce47">
            <text:p>82,3%</text:p>
          </table:table-cell>
          <table:table-cell office:value-type="float" office:value="121795" table:style-name="ce46">
            <text:p>121.795</text:p>
          </table:table-cell>
          <table:table-cell office:value-type="percentage" office:value="0.85835200924633881" table:style-name="ce47">
            <text:p>85,8%</text:p>
          </table:table-cell>
          <table:table-cell office:value-type="float" office:value="1191056" table:style-name="ce46">
            <text:p>1.191.05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910797878389815" table:style-name="ce47">
            <text:p>90,9%</text:p>
          </table:table-cell>
          <table:table-cell office:value-type="percentage" office:value="0.78812586393656647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8" table:style-name="ce46">
            <text:p>42.188</text:p>
          </table:table-cell>
          <table:table-cell office:value-type="percentage" office:value="1" table:style-name="ce47">
            <text:p>100,0%</text:p>
          </table:table-cell>
          <table:table-cell office:value-type="float" office:value="55833" table:style-name="ce46">
            <text:p>55.833</text:p>
          </table:table-cell>
          <table:table-cell office:value-type="percentage" office:value="1" table:style-name="ce47">
            <text:p>100,0%</text:p>
          </table:table-cell>
          <table:table-cell office:value-type="float" office:value="72010" table:style-name="ce46">
            <text:p>72.010</text:p>
          </table:table-cell>
          <table:table-cell office:value-type="percentage" office:value="0.97516385894588598" table:style-name="ce47">
            <text:p>97,5%</text:p>
          </table:table-cell>
          <table:table-cell office:value-type="float" office:value="91886" table:style-name="ce46">
            <text:p>91.886</text:p>
          </table:table-cell>
          <table:table-cell office:value-type="percentage" office:value="0.95027612881874779" table:style-name="ce47">
            <text:p>95,0%</text:p>
          </table:table-cell>
          <table:table-cell office:value-type="float" office:value="95484" table:style-name="ce46">
            <text:p>95.484</text:p>
          </table:table-cell>
          <table:table-cell office:value-type="percentage" office:value="0.88409473898631508" table:style-name="ce47">
            <text:p>88,4%</text:p>
          </table:table-cell>
          <table:table-cell office:value-type="float" office:value="64574" table:style-name="ce46">
            <text:p>64.574</text:p>
          </table:table-cell>
          <table:table-cell office:value-type="percentage" office:value="0.79386779115083417" table:style-name="ce47">
            <text:p>79,4%</text:p>
          </table:table-cell>
          <table:table-cell office:value-type="float" office:value="57869" table:style-name="ce46">
            <text:p>57.869</text:p>
          </table:table-cell>
          <table:table-cell office:value-type="percentage" office:value="0.84942827366536033" table:style-name="ce47">
            <text:p>84,9%</text:p>
          </table:table-cell>
          <table:table-cell office:value-type="float" office:value="50662" table:style-name="ce46">
            <text:p>50.662</text:p>
          </table:table-cell>
          <table:table-cell office:value-type="percentage" office:value="0.89845357168191808" table:style-name="ce47">
            <text:p>89,8%</text:p>
          </table:table-cell>
          <table:table-cell office:value-type="float" office:value="530506" table:style-name="ce46">
            <text:p>530.50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25352195048112" table:style-name="ce47">
            <text:p>91,3%</text:p>
          </table:table-cell>
          <table:table-cell office:value-type="percentage" office:value="0.80234181340810684" table:style-name="ce47">
            <text:p>8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108" table:style-name="ce46">
            <text:p>162.108</text:p>
          </table:table-cell>
          <table:table-cell office:value-type="percentage" office:value="1.0263247863247864" table:style-name="ce47">
            <text:p>102,6%</text:p>
          </table:table-cell>
          <table:table-cell office:value-type="float" office:value="212343" table:style-name="ce46">
            <text:p>212.343</text:p>
          </table:table-cell>
          <table:table-cell office:value-type="percentage" office:value="0.99653652836245377" table:style-name="ce47">
            <text:p>99,7%</text:p>
          </table:table-cell>
          <table:table-cell office:value-type="float" office:value="274097" table:style-name="ce46">
            <text:p>274.097</text:p>
          </table:table-cell>
          <table:table-cell office:value-type="percentage" office:value="0.97850199379549407" table:style-name="ce47">
            <text:p>97,9%</text:p>
          </table:table-cell>
          <table:table-cell office:value-type="float" office:value="322616" table:style-name="ce46">
            <text:p>322.616</text:p>
          </table:table-cell>
          <table:table-cell office:value-type="percentage" office:value="0.94893478088223615" table:style-name="ce47">
            <text:p>94,9%</text:p>
          </table:table-cell>
          <table:table-cell office:value-type="float" office:value="320187" table:style-name="ce46">
            <text:p>320.187</text:p>
          </table:table-cell>
          <table:table-cell office:value-type="percentage" office:value="0.88416962828574031" table:style-name="ce47">
            <text:p>88,4%</text:p>
          </table:table-cell>
          <table:table-cell office:value-type="float" office:value="203950" table:style-name="ce46">
            <text:p>203.950</text:p>
          </table:table-cell>
          <table:table-cell office:value-type="percentage" office:value="0.78278825376233485" table:style-name="ce47">
            <text:p>78,3%</text:p>
          </table:table-cell>
          <table:table-cell office:value-type="float" office:value="167198" table:style-name="ce46">
            <text:p>167.198</text:p>
          </table:table-cell>
          <table:table-cell office:value-type="percentage" office:value="0.82962676272986191" table:style-name="ce47">
            <text:p>83,0%</text:p>
          </table:table-cell>
          <table:table-cell office:value-type="float" office:value="150748" table:style-name="ce46">
            <text:p>150.748</text:p>
          </table:table-cell>
          <table:table-cell office:value-type="percentage" office:value="0.8940844335314283" table:style-name="ce47">
            <text:p>89,4%</text:p>
          </table:table-cell>
          <table:table-cell office:value-type="float" office:value="1813247" table:style-name="ce46">
            <text:p>1.813.24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396123779765848" table:style-name="ce47">
            <text:p>91,4%</text:p>
          </table:table-cell>
          <table:table-cell office:value-type="percentage" office:value="0.81659253935142651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49" table:style-name="ce46">
            <text:p>7.549</text:p>
          </table:table-cell>
          <table:table-cell office:value-type="percentage" office:value="0.96079928725976838" table:style-name="ce47">
            <text:p>96,1%</text:p>
          </table:table-cell>
          <table:table-cell office:value-type="float" office:value="10521" table:style-name="ce46">
            <text:p>10.521</text:p>
          </table:table-cell>
          <table:table-cell office:value-type="percentage" office:value="0.91043613707165105" table:style-name="ce47">
            <text:p>91,0%</text:p>
          </table:table-cell>
          <table:table-cell office:value-type="float" office:value="11034" table:style-name="ce46">
            <text:p>11.034</text:p>
          </table:table-cell>
          <table:table-cell office:value-type="percentage" office:value="0.87280493592785957" table:style-name="ce47">
            <text:p>87,3%</text:p>
          </table:table-cell>
          <table:table-cell office:value-type="float" office:value="9064" table:style-name="ce46">
            <text:p>9.064</text:p>
          </table:table-cell>
          <table:table-cell office:value-type="percentage" office:value="0.76206490667563476" table:style-name="ce47">
            <text:p>76,2%</text:p>
          </table:table-cell>
          <table:table-cell office:value-type="float" office:value="8791" table:style-name="ce46">
            <text:p>8.791</text:p>
          </table:table-cell>
          <table:table-cell office:value-type="percentage" office:value="0.80158657791556487" table:style-name="ce47">
            <text:p>80,2%</text:p>
          </table:table-cell>
          <table:table-cell office:value-type="float" office:value="8154" table:style-name="ce46">
            <text:p>8.154</text:p>
          </table:table-cell>
          <table:table-cell office:value-type="percentage" office:value="0.89349112426035504" table:style-name="ce47">
            <text:p>89,3%</text:p>
          </table:table-cell>
          <table:table-cell office:value-type="float" office:value="61348" table:style-name="ce46">
            <text:p>61.34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44824913689847" table:style-name="ce47">
            <text:p>86,4%</text:p>
          </table:table-cell>
          <table:table-cell office:value-type="percentage" office:value="0.72858126885347141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4" table:style-name="ce46">
            <text:p>2.044</text:p>
          </table:table-cell>
          <table:table-cell office:value-type="percentage" office:value="0.87015751383567475" table:style-name="ce47">
            <text:p>87,0%</text:p>
          </table:table-cell>
          <table:table-cell office:value-type="float" office:value="3357" table:style-name="ce46">
            <text:p>3.357</text:p>
          </table:table-cell>
          <table:table-cell office:value-type="percentage" office:value="0.89567769477054426" table:style-name="ce47">
            <text:p>89,6%</text:p>
          </table:table-cell>
          <table:table-cell office:value-type="float" office:value="7340" table:style-name="ce46">
            <text:p>7.340</text:p>
          </table:table-cell>
          <table:table-cell office:value-type="percentage" office:value="0.93777948128273925" table:style-name="ce47">
            <text:p>93,8%</text:p>
          </table:table-cell>
          <table:table-cell office:value-type="float" office:value="9936" table:style-name="ce46">
            <text:p>9.936</text:p>
          </table:table-cell>
          <table:table-cell office:value-type="percentage" office:value="0.87936985573944593" table:style-name="ce47">
            <text:p>87,9%</text:p>
          </table:table-cell>
          <table:table-cell office:value-type="float" office:value="10400" table:style-name="ce46">
            <text:p>10.400</text:p>
          </table:table-cell>
          <table:table-cell office:value-type="percentage" office:value="0.86652224629228458" table:style-name="ce47">
            <text:p>86,7%</text:p>
          </table:table-cell>
          <table:table-cell office:value-type="float" office:value="8834" table:style-name="ce46">
            <text:p>8.834</text:p>
          </table:table-cell>
          <table:table-cell office:value-type="percentage" office:value="0.72809692573971807" table:style-name="ce47">
            <text:p>72,8%</text:p>
          </table:table-cell>
          <table:table-cell office:value-type="float" office:value="8770" table:style-name="ce46">
            <text:p>8.770</text:p>
          </table:table-cell>
          <table:table-cell office:value-type="percentage" office:value="0.73113797415589832" table:style-name="ce47">
            <text:p>73,1%</text:p>
          </table:table-cell>
          <table:table-cell office:value-type="float" office:value="8047" table:style-name="ce46">
            <text:p>8.047</text:p>
          </table:table-cell>
          <table:table-cell office:value-type="percentage" office:value="0.84050553582619592" table:style-name="ce47">
            <text:p>84,1%</text:p>
          </table:table-cell>
          <table:table-cell office:value-type="float" office:value="58728" table:style-name="ce46">
            <text:p>58.72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800625995742105" table:style-name="ce47">
            <text:p>82,8%</text:p>
          </table:table-cell>
          <table:table-cell office:value-type="percentage" office:value="0.67444531214111814" table:style-name="ce47">
            <text:p>67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79" table:style-name="ce46">
            <text:p>3.579</text:p>
          </table:table-cell>
          <table:table-cell office:value-type="string" table:style-name="ce47">
            <text:p>-</text:p>
          </table:table-cell>
          <table:table-cell office:value-type="float" office:value="9481" table:style-name="ce46">
            <text:p>9.481</text:p>
          </table:table-cell>
          <table:table-cell office:value-type="string" table:style-name="ce47">
            <text:p>-</text:p>
          </table:table-cell>
          <table:table-cell office:value-type="float" office:value="22093" table:style-name="ce46">
            <text:p>22.093</text:p>
          </table:table-cell>
          <table:table-cell office:value-type="string" table:style-name="ce47">
            <text:p>-</text:p>
          </table:table-cell>
          <table:table-cell office:value-type="float" office:value="31842" table:style-name="ce46">
            <text:p>31.842</text:p>
          </table:table-cell>
          <table:table-cell office:value-type="string" table:style-name="ce47">
            <text:p>-</text:p>
          </table:table-cell>
          <table:table-cell office:value-type="float" office:value="23812" table:style-name="ce46">
            <text:p>23.812</text:p>
          </table:table-cell>
          <table:table-cell office:value-type="string" table:style-name="ce47">
            <text:p>-</text:p>
          </table:table-cell>
          <table:table-cell office:value-type="float" office:value="1249" table:style-name="ce46">
            <text:p>1.249</text:p>
          </table:table-cell>
          <table:table-cell office:value-type="string" table:style-name="ce47">
            <text:p>-</text:p>
          </table:table-cell>
          <table:table-cell office:value-type="float" office:value="92097" table:style-name="ce46">
            <text:p>92.09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9" table:style-name="ce49">
            <text:p>279</text:p>
          </table:table-cell>
          <table:table-cell office:value-type="string" table:style-name="ce50">
            <text:p>-</text:p>
          </table:table-cell>
          <table:table-cell office:value-type="float" office:value="862" table:style-name="ce49">
            <text:p>862</text:p>
          </table:table-cell>
          <table:table-cell office:value-type="string" table:style-name="ce50">
            <text:p>-</text:p>
          </table:table-cell>
          <table:table-cell office:value-type="float" office:value="1779" table:style-name="ce49">
            <text:p>1.779</text:p>
          </table:table-cell>
          <table:table-cell office:value-type="string" table:style-name="ce50">
            <text:p>-</text:p>
          </table:table-cell>
          <table:table-cell office:value-type="float" office:value="2175" table:style-name="ce49">
            <text:p>2.175</text:p>
          </table:table-cell>
          <table:table-cell office:value-type="string" table:style-name="ce50">
            <text:p>-</text:p>
          </table:table-cell>
          <table:table-cell office:value-type="float" office:value="1964" table:style-name="ce49">
            <text:p>1.964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76" table:style-name="ce49">
            <text:p>7.37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4007" table:style-name="ce53">
            <text:p>2.914.007</text:p>
          </table:table-cell>
          <table:table-cell office:value-type="percentage" office:value="1" table:style-name="ce54">
            <text:p>100,0%</text:p>
          </table:table-cell>
          <table:table-cell office:value-type="float" office:value="3933400" table:style-name="ce53">
            <text:p>3.933.400</text:p>
          </table:table-cell>
          <table:table-cell office:value-type="percentage" office:value="0.99327154110622484" table:style-name="ce54">
            <text:p>99,3%</text:p>
          </table:table-cell>
          <table:table-cell office:value-type="float" office:value="5250715" table:style-name="ce53">
            <text:p>5.250.715</text:p>
          </table:table-cell>
          <table:table-cell office:value-type="percentage" office:value="0.983835258327453" table:style-name="ce54">
            <text:p>98,4%</text:p>
          </table:table-cell>
          <table:table-cell office:value-type="float" office:value="6676042" table:style-name="ce53">
            <text:p>6.676.042</text:p>
          </table:table-cell>
          <table:table-cell office:value-type="percentage" office:value="0.94920397320975369" table:style-name="ce54">
            <text:p>94,9%</text:p>
          </table:table-cell>
          <table:table-cell office:value-type="float" office:value="6980766" table:style-name="ce53">
            <text:p>6.980.766</text:p>
          </table:table-cell>
          <table:table-cell office:value-type="percentage" office:value="0.88456647757014706" table:style-name="ce54">
            <text:p>88,5%</text:p>
          </table:table-cell>
          <table:table-cell office:value-type="float" office:value="4922197" table:style-name="ce53">
            <text:p>4.922.197</text:p>
          </table:table-cell>
          <table:table-cell office:value-type="percentage" office:value="0.79002867069754557" table:style-name="ce54">
            <text:p>79,0%</text:p>
          </table:table-cell>
          <table:table-cell office:value-type="float" office:value="4018668" table:style-name="ce53">
            <text:p>4.018.668</text:p>
          </table:table-cell>
          <table:table-cell office:value-type="percentage" office:value="0.81273217059280356" table:style-name="ce54">
            <text:p>81,3%</text:p>
          </table:table-cell>
          <table:table-cell office:value-type="float" office:value="3383230" table:style-name="ce53">
            <text:p>3.383.230</text:p>
          </table:table-cell>
          <table:table-cell office:value-type="percentage" office:value="0.870018818696084" table:style-name="ce54">
            <text:p>87,0%</text:p>
          </table:table-cell>
          <table:table-cell office:value-type="float" office:value="38079025" table:style-name="ce53">
            <text:p>38.079.02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06413587596168" table:style-name="ce54">
            <text:p>90,4%</text:p>
          </table:table-cell>
          <table:table-cell office:value-type="percentage" office:value="0.80249498454135493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56297" table:style-name="ce60">
            <text:p>956.297</text:p>
          </table:table-cell>
          <table:table-cell office:value-type="percentage" office:value="0.88397461673206601" table:style-name="ce61">
            <text:p>88,4%</text:p>
          </table:table-cell>
          <table:table-cell office:value-type="float" office:value="712493" table:style-name="ce60">
            <text:p>712.493</text:p>
          </table:table-cell>
          <table:table-cell office:value-type="percentage" office:value="0.76783054756285496" table:style-name="ce61">
            <text:p>76,8%</text:p>
          </table:table-cell>
          <table:table-cell office:value-type="float" office:value="231837" table:style-name="ce60">
            <text:p>231.837</text:p>
          </table:table-cell>
          <table:table-cell office:value-type="percentage" office:value="0.1908142302640026" table:style-name="ce61">
            <text:p>19,1%</text:p>
          </table:table-cell>
          <table:table-cell office:value-type="float" office:value="139125" table:style-name="ce60">
            <text:p>139.125</text:p>
          </table:table-cell>
          <table:table-cell office:value-type="percentage" office:value="0.11096506305367877" table:style-name="ce61">
            <text:p>11,1%</text:p>
          </table:table-cell>
          <table:table-cell office:value-type="float" office:value="153113" table:style-name="ce60">
            <text:p>153.113</text:p>
          </table:table-cell>
          <table:table-cell office:value-type="percentage" office:value="0.48064553596373649" table:style-name="ce44">
            <text:p>48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5674" table:style-name="ce7">
            <text:p>195.674</text:p>
          </table:table-cell>
          <table:table-cell office:value-type="percentage" office:value="0.89173768399945308" table:style-name="ce47">
            <text:p>89,2%</text:p>
          </table:table-cell>
          <table:table-cell office:value-type="float" office:value="121933" table:style-name="ce7">
            <text:p>121.933</text:p>
          </table:table-cell>
          <table:table-cell office:value-type="percentage" office:value="0.79237472625306238" table:style-name="ce47">
            <text:p>79,2%</text:p>
          </table:table-cell>
          <table:table-cell office:value-type="float" office:value="58240" table:style-name="ce7">
            <text:p>58.240</text:p>
          </table:table-cell>
          <table:table-cell office:value-type="percentage" office:value="0.31350426062194853" table:style-name="ce47">
            <text:p>31,4%</text:p>
          </table:table-cell>
          <table:table-cell office:value-type="float" office:value="33573" table:style-name="ce7">
            <text:p>33.573</text:p>
          </table:table-cell>
          <table:table-cell office:value-type="percentage" office:value="0.17826687198003505" table:style-name="ce47">
            <text:p>17,8%</text:p>
          </table:table-cell>
          <table:table-cell office:value-type="float" office:value="31416" table:style-name="ce7">
            <text:p>31.416</text:p>
          </table:table-cell>
          <table:table-cell office:value-type="percentage" office:value="0.53505007153075823" table:style-name="ce47">
            <text:p>53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9294" table:style-name="ce7">
            <text:p>189.294</text:p>
          </table:table-cell>
          <table:table-cell office:value-type="percentage" office:value="0.93539030187429895" table:style-name="ce47">
            <text:p>93,5%</text:p>
          </table:table-cell>
          <table:table-cell office:value-type="float" office:value="135489" table:style-name="ce7">
            <text:p>135.489</text:p>
          </table:table-cell>
          <table:table-cell office:value-type="percentage" office:value="0.91672981677447296" table:style-name="ce47">
            <text:p>91,7%</text:p>
          </table:table-cell>
          <table:table-cell office:value-type="float" office:value="127636" table:style-name="ce7">
            <text:p>127.636</text:p>
          </table:table-cell>
          <table:table-cell office:value-type="percentage" office:value="0.83459315251222765" table:style-name="ce47">
            <text:p>83,5%</text:p>
          </table:table-cell>
          <table:table-cell office:value-type="float" office:value="74365" table:style-name="ce7">
            <text:p>74.365</text:p>
          </table:table-cell>
          <table:table-cell office:value-type="percentage" office:value="0.49357519281058765" table:style-name="ce47">
            <text:p>49,4%</text:p>
          </table:table-cell>
          <table:table-cell office:value-type="float" office:value="39974" table:style-name="ce7">
            <text:p>39.974</text:p>
          </table:table-cell>
          <table:table-cell office:value-type="percentage" office:value="0.88316910432592466" table:style-name="ce47">
            <text:p>88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0926" table:style-name="ce7">
            <text:p>110.926</text:p>
          </table:table-cell>
          <table:table-cell office:value-type="percentage" office:value="0.84968211413251626" table:style-name="ce47">
            <text:p>85,0%</text:p>
          </table:table-cell>
          <table:table-cell office:value-type="float" office:value="74957" table:style-name="ce7">
            <text:p>74.957</text:p>
          </table:table-cell>
          <table:table-cell office:value-type="percentage" office:value="0.67548302213250666" table:style-name="ce47">
            <text:p>67,5%</text:p>
          </table:table-cell>
          <table:table-cell office:value-type="float" office:value="56265" table:style-name="ce7">
            <text:p>56.265</text:p>
          </table:table-cell>
          <table:table-cell office:value-type="percentage" office:value="0.37191639565320855" table:style-name="ce47">
            <text:p>37,2%</text:p>
          </table:table-cell>
          <table:table-cell office:value-type="float" office:value="21024" table:style-name="ce7">
            <text:p>21.024</text:p>
          </table:table-cell>
          <table:table-cell office:value-type="percentage" office:value="0.12353978140792103" table:style-name="ce47">
            <text:p>12,4%</text:p>
          </table:table-cell>
          <table:table-cell office:value-type="float" office:value="24670" table:style-name="ce7">
            <text:p>24.670</text:p>
          </table:table-cell>
          <table:table-cell office:value-type="percentage" office:value="0.48471392643822697" table:style-name="ce47">
            <text:p>48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5472" table:style-name="ce7">
            <text:p>205.472</text:p>
          </table:table-cell>
          <table:table-cell office:value-type="percentage" office:value="0.84462531343774405" table:style-name="ce47">
            <text:p>84,5%</text:p>
          </table:table-cell>
          <table:table-cell office:value-type="float" office:value="155901" table:style-name="ce7">
            <text:p>155.901</text:p>
          </table:table-cell>
          <table:table-cell office:value-type="percentage" office:value="0.70075738847061464" table:style-name="ce47">
            <text:p>70,1%</text:p>
          </table:table-cell>
          <table:table-cell office:value-type="float" office:value="149261" table:style-name="ce7">
            <text:p>149.261</text:p>
          </table:table-cell>
          <table:table-cell office:value-type="percentage" office:value="0.46553719188699433" table:style-name="ce47">
            <text:p>46,6%</text:p>
          </table:table-cell>
          <table:table-cell office:value-type="float" office:value="84301" table:style-name="ce7">
            <text:p>84.301</text:p>
          </table:table-cell>
          <table:table-cell office:value-type="percentage" office:value="0.26561535068372299" table:style-name="ce47">
            <text:p>26,6%</text:p>
          </table:table-cell>
          <table:table-cell office:value-type="float" office:value="83206" table:style-name="ce7">
            <text:p>83.206</text:p>
          </table:table-cell>
          <table:table-cell office:value-type="percentage" office:value="0.62036160298229259" table:style-name="ce47">
            <text:p>62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9996" table:style-name="ce7">
            <text:p>89.996</text:p>
          </table:table-cell>
          <table:table-cell office:value-type="percentage" office:value="0.91697913270296705" table:style-name="ce47">
            <text:p>91,7%</text:p>
          </table:table-cell>
          <table:table-cell office:value-type="float" office:value="69473" table:style-name="ce7">
            <text:p>69.473</text:p>
          </table:table-cell>
          <table:table-cell office:value-type="percentage" office:value="0.90640207705454878" table:style-name="ce47">
            <text:p>90,6%</text:p>
          </table:table-cell>
          <table:table-cell office:value-type="float" office:value="43251" table:style-name="ce7">
            <text:p>43.251</text:p>
          </table:table-cell>
          <table:table-cell office:value-type="percentage" office:value="0.51229479070428541" table:style-name="ce47">
            <text:p>51,2%</text:p>
          </table:table-cell>
          <table:table-cell office:value-type="float" office:value="18148" table:style-name="ce7">
            <text:p>18.148</text:p>
          </table:table-cell>
          <table:table-cell office:value-type="percentage" office:value="0.20553126911141814" table:style-name="ce47">
            <text:p>20,6%</text:p>
          </table:table-cell>
          <table:table-cell office:value-type="float" office:value="18638" table:style-name="ce7">
            <text:p>18.638</text:p>
          </table:table-cell>
          <table:table-cell office:value-type="percentage" office:value="0.84019294054005322" table:style-name="ce47">
            <text:p>84,0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1833" table:style-name="ce7">
            <text:p>441.833</text:p>
          </table:table-cell>
          <table:table-cell office:value-type="percentage" office:value="0.92384011106998953" table:style-name="ce47">
            <text:p>92,4%</text:p>
          </table:table-cell>
          <table:table-cell office:value-type="float" office:value="282169" table:style-name="ce7">
            <text:p>282.169</text:p>
          </table:table-cell>
          <table:table-cell office:value-type="percentage" office:value="0.87678047628517453" table:style-name="ce47">
            <text:p>87,7%</text:p>
          </table:table-cell>
          <table:table-cell office:value-type="float" office:value="183360" table:style-name="ce7">
            <text:p>183.360</text:p>
          </table:table-cell>
          <table:table-cell office:value-type="percentage" office:value="0.52103935074677765" table:style-name="ce47">
            <text:p>52,1%</text:p>
          </table:table-cell>
          <table:table-cell office:value-type="float" office:value="75630" table:style-name="ce7">
            <text:p>75.630</text:p>
          </table:table-cell>
          <table:table-cell office:value-type="percentage" office:value="0.23674251317062175" table:style-name="ce47">
            <text:p>23,7%</text:p>
          </table:table-cell>
          <table:table-cell office:value-type="float" office:value="76669" table:style-name="ce7">
            <text:p>76.669</text:p>
          </table:table-cell>
          <table:table-cell office:value-type="percentage" office:value="0.80210284040382906" table:style-name="ce47">
            <text:p>80,2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7006" table:style-name="ce7">
            <text:p>267.006</text:p>
          </table:table-cell>
          <table:table-cell office:value-type="percentage" office:value="0.90351245262587976" table:style-name="ce47">
            <text:p>90,4%</text:p>
          </table:table-cell>
          <table:table-cell office:value-type="float" office:value="184360" table:style-name="ce7">
            <text:p>184.360</text:p>
          </table:table-cell>
          <table:table-cell office:value-type="percentage" office:value="0.84064037499601019" table:style-name="ce47">
            <text:p>84,1%</text:p>
          </table:table-cell>
          <table:table-cell office:value-type="float" office:value="139453" table:style-name="ce7">
            <text:p>139.453</text:p>
          </table:table-cell>
          <table:table-cell office:value-type="percentage" office:value="0.49604629902998265" table:style-name="ce47">
            <text:p>49,6%</text:p>
          </table:table-cell>
          <table:table-cell office:value-type="float" office:value="65527" table:style-name="ce7">
            <text:p>65.527</text:p>
          </table:table-cell>
          <table:table-cell office:value-type="percentage" office:value="0.2342048358561038" table:style-name="ce47">
            <text:p>23,4%</text:p>
          </table:table-cell>
          <table:table-cell office:value-type="float" office:value="60212" table:style-name="ce7">
            <text:p>60.212</text:p>
          </table:table-cell>
          <table:table-cell office:value-type="percentage" office:value="0.77915086892946339" table:style-name="ce47">
            <text:p>77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30335" table:style-name="ce7">
            <text:p>930.335</text:p>
          </table:table-cell>
          <table:table-cell office:value-type="percentage" office:value="0.86871285372128093" table:style-name="ce47">
            <text:p>86,9%</text:p>
          </table:table-cell>
          <table:table-cell office:value-type="float" office:value="623011" table:style-name="ce7">
            <text:p>623.011</text:p>
          </table:table-cell>
          <table:table-cell office:value-type="percentage" office:value="0.78693707519726763" table:style-name="ce47">
            <text:p>78,7%</text:p>
          </table:table-cell>
          <table:table-cell office:value-type="float" office:value="441051" table:style-name="ce7">
            <text:p>441.051</text:p>
          </table:table-cell>
          <table:table-cell office:value-type="percentage" office:value="0.42894530558575872" table:style-name="ce47">
            <text:p>42,9%</text:p>
          </table:table-cell>
          <table:table-cell office:value-type="float" office:value="279145" table:style-name="ce7">
            <text:p>279.145</text:p>
          </table:table-cell>
          <table:table-cell office:value-type="percentage" office:value="0.24554423569854034" table:style-name="ce47">
            <text:p>24,6%</text:p>
          </table:table-cell>
          <table:table-cell office:value-type="float" office:value="172892" table:style-name="ce7">
            <text:p>172.892</text:p>
          </table:table-cell>
          <table:table-cell office:value-type="percentage" office:value="0.49790633513613142" table:style-name="ce47">
            <text:p>49,8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64755" table:style-name="ce7">
            <text:p>664.755</text:p>
          </table:table-cell>
          <table:table-cell office:value-type="percentage" office:value="0.91558626692909373" table:style-name="ce47">
            <text:p>91,6%</text:p>
          </table:table-cell>
          <table:table-cell office:value-type="float" office:value="478457" table:style-name="ce7">
            <text:p>478.457</text:p>
          </table:table-cell>
          <table:table-cell office:value-type="percentage" office:value="0.84094735917040164" table:style-name="ce47">
            <text:p>84,1%</text:p>
          </table:table-cell>
          <table:table-cell office:value-type="float" office:value="249460" table:style-name="ce7">
            <text:p>249.460</text:p>
          </table:table-cell>
          <table:table-cell office:value-type="percentage" office:value="0.34955706330589675" table:style-name="ce47">
            <text:p>35,0%</text:p>
          </table:table-cell>
          <table:table-cell office:value-type="float" office:value="144662" table:style-name="ce7">
            <text:p>144.662</text:p>
          </table:table-cell>
          <table:table-cell office:value-type="percentage" office:value="0.19203311217838948" table:style-name="ce47">
            <text:p>19,2%</text:p>
          </table:table-cell>
          <table:table-cell office:value-type="float" office:value="167158" table:style-name="ce7">
            <text:p>167.158</text:p>
          </table:table-cell>
          <table:table-cell office:value-type="percentage" office:value="0.79222551872529601" table:style-name="ce47">
            <text:p>79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356" table:style-name="ce7">
            <text:p>152.356</text:p>
          </table:table-cell>
          <table:table-cell office:value-type="percentage" office:value="0.8793083546875361" table:style-name="ce47">
            <text:p>87,9%</text:p>
          </table:table-cell>
          <table:table-cell office:value-type="float" office:value="116796" table:style-name="ce7">
            <text:p>116.796</text:p>
          </table:table-cell>
          <table:table-cell office:value-type="percentage" office:value="0.88307210742395714" table:style-name="ce47">
            <text:p>88,3%</text:p>
          </table:table-cell>
          <table:table-cell office:value-type="float" office:value="89437" table:style-name="ce7">
            <text:p>89.437</text:p>
          </table:table-cell>
          <table:table-cell office:value-type="percentage" office:value="0.55558523524953718" table:style-name="ce47">
            <text:p>55,6%</text:p>
          </table:table-cell>
          <table:table-cell office:value-type="float" office:value="31872" table:style-name="ce7">
            <text:p>31.872</text:p>
          </table:table-cell>
          <table:table-cell office:value-type="percentage" office:value="0.21938325991189428" table:style-name="ce47">
            <text:p>21,9%</text:p>
          </table:table-cell>
          <table:table-cell office:value-type="float" office:value="32918" table:style-name="ce7">
            <text:p>32.918</text:p>
          </table:table-cell>
          <table:table-cell office:value-type="percentage" office:value="0.82561260063705455" table:style-name="ce47">
            <text:p>82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8547" table:style-name="ce7">
            <text:p>498.547</text:p>
          </table:table-cell>
          <table:table-cell office:value-type="percentage" office:value="0.93681906157806716" table:style-name="ce47">
            <text:p>93,7%</text:p>
          </table:table-cell>
          <table:table-cell office:value-type="float" office:value="324774" table:style-name="ce7">
            <text:p>324.774</text:p>
          </table:table-cell>
          <table:table-cell office:value-type="percentage" office:value="0.93694988013120661" table:style-name="ce47">
            <text:p>93,7%</text:p>
          </table:table-cell>
          <table:table-cell office:value-type="float" office:value="352826" table:style-name="ce7">
            <text:p>352.826</text:p>
          </table:table-cell>
          <table:table-cell office:value-type="percentage" office:value="0.90206144712923741" table:style-name="ce47">
            <text:p>90,2%</text:p>
          </table:table-cell>
          <table:table-cell office:value-type="float" office:value="241520" table:style-name="ce7">
            <text:p>241.520</text:p>
          </table:table-cell>
          <table:table-cell office:value-type="percentage" office:value="0.59103801173168358" table:style-name="ce47">
            <text:p>59,1%</text:p>
          </table:table-cell>
          <table:table-cell office:value-type="float" office:value="108435" table:style-name="ce7">
            <text:p>108.435</text:p>
          </table:table-cell>
          <table:table-cell office:value-type="percentage" office:value="0.87557733923322889" table:style-name="ce47">
            <text:p>87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718" table:style-name="ce7">
            <text:p>43.718</text:p>
          </table:table-cell>
          <table:table-cell office:value-type="percentage" office:value="0.844074603235896" table:style-name="ce47">
            <text:p>84,4%</text:p>
          </table:table-cell>
          <table:table-cell office:value-type="float" office:value="31260" table:style-name="ce7">
            <text:p>31.260</text:p>
          </table:table-cell>
          <table:table-cell office:value-type="percentage" office:value="0.82900180333085816" table:style-name="ce47">
            <text:p>82,9%</text:p>
          </table:table-cell>
          <table:table-cell office:value-type="float" office:value="15898" table:style-name="ce7">
            <text:p>15.898</text:p>
          </table:table-cell>
          <table:table-cell office:value-type="percentage" office:value="0.35295162400372976" table:style-name="ce47">
            <text:p>35,3%</text:p>
          </table:table-cell>
          <table:table-cell office:value-type="float" office:value="9836" table:style-name="ce7">
            <text:p>9.836</text:p>
          </table:table-cell>
          <table:table-cell office:value-type="percentage" office:value="0.20817371796228493" table:style-name="ce47">
            <text:p>20,8%</text:p>
          </table:table-cell>
          <table:table-cell office:value-type="float" office:value="11379" table:style-name="ce7">
            <text:p>11.379</text:p>
          </table:table-cell>
          <table:table-cell office:value-type="percentage" office:value="0.80702127659574463" table:style-name="ce47">
            <text:p>80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66117" table:style-name="ce7">
            <text:p>766.117</text:p>
          </table:table-cell>
          <table:table-cell office:value-type="percentage" office:value="0.86722503203488288" table:style-name="ce47">
            <text:p>86,7%</text:p>
          </table:table-cell>
          <table:table-cell office:value-type="float" office:value="499299" table:style-name="ce7">
            <text:p>499.299</text:p>
          </table:table-cell>
          <table:table-cell office:value-type="percentage" office:value="0.73210675026356187" table:style-name="ce47">
            <text:p>73,2%</text:p>
          </table:table-cell>
          <table:table-cell office:value-type="float" office:value="422883" table:style-name="ce7">
            <text:p>422.883</text:p>
          </table:table-cell>
          <table:table-cell office:value-type="percentage" office:value="0.44907007218966832" table:style-name="ce47">
            <text:p>44,9%</text:p>
          </table:table-cell>
          <table:table-cell office:value-type="float" office:value="237750" table:style-name="ce7">
            <text:p>237.750</text:p>
          </table:table-cell>
          <table:table-cell office:value-type="percentage" office:value="0.23092321693767162" table:style-name="ce47">
            <text:p>23,1%</text:p>
          </table:table-cell>
          <table:table-cell office:value-type="float" office:value="157159" table:style-name="ce7">
            <text:p>157.159</text:p>
          </table:table-cell>
          <table:table-cell office:value-type="percentage" office:value="0.65744800120479907" table:style-name="ce47">
            <text:p>65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1124" table:style-name="ce7">
            <text:p>151.124</text:p>
          </table:table-cell>
          <table:table-cell office:value-type="percentage" office:value="0.85766497922862139" table:style-name="ce47">
            <text:p>85,8%</text:p>
          </table:table-cell>
          <table:table-cell office:value-type="float" office:value="106884" table:style-name="ce7">
            <text:p>106.884</text:p>
          </table:table-cell>
          <table:table-cell office:value-type="percentage" office:value="0.73315178994011809" table:style-name="ce47">
            <text:p>73,3%</text:p>
          </table:table-cell>
          <table:table-cell office:value-type="float" office:value="72160" table:style-name="ce7">
            <text:p>72.160</text:p>
          </table:table-cell>
          <table:table-cell office:value-type="percentage" office:value="0.34865124728824126" table:style-name="ce47">
            <text:p>34,9%</text:p>
          </table:table-cell>
          <table:table-cell office:value-type="float" office:value="43771" table:style-name="ce7">
            <text:p>43.771</text:p>
          </table:table-cell>
          <table:table-cell office:value-type="percentage" office:value="0.18946270349353106" table:style-name="ce47">
            <text:p>18,9%</text:p>
          </table:table-cell>
          <table:table-cell office:value-type="float" office:value="44561" table:style-name="ce7">
            <text:p>44.561</text:p>
          </table:table-cell>
          <table:table-cell office:value-type="percentage" office:value="0.66818113660218925" table:style-name="ce47">
            <text:p>66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260" table:style-name="ce7">
            <text:p>91.260</text:p>
          </table:table-cell>
          <table:table-cell office:value-type="percentage" office:value="0.93102498444210935" table:style-name="ce47">
            <text:p>93,1%</text:p>
          </table:table-cell>
          <table:table-cell office:value-type="float" office:value="63567" table:style-name="ce7">
            <text:p>63.567</text:p>
          </table:table-cell>
          <table:table-cell office:value-type="percentage" office:value="0.8827523955006249" table:style-name="ce47">
            <text:p>88,3%</text:p>
          </table:table-cell>
          <table:table-cell office:value-type="float" office:value="37650" table:style-name="ce7">
            <text:p>37.650</text:p>
          </table:table-cell>
          <table:table-cell office:value-type="percentage" office:value="0.40974686023986245" table:style-name="ce47">
            <text:p>41,0%</text:p>
          </table:table-cell>
          <table:table-cell office:value-type="float" office:value="16042" table:style-name="ce7">
            <text:p>16.042</text:p>
          </table:table-cell>
          <table:table-cell office:value-type="percentage" office:value="0.16800720539566838" table:style-name="ce47">
            <text:p>16,8%</text:p>
          </table:table-cell>
          <table:table-cell office:value-type="float" office:value="19043" table:style-name="ce7">
            <text:p>19.043</text:p>
          </table:table-cell>
          <table:table-cell office:value-type="percentage" office:value="0.79979000419991597" table:style-name="ce47">
            <text:p>80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4378" table:style-name="ce7">
            <text:p>334.378</text:p>
          </table:table-cell>
          <table:table-cell office:value-type="percentage" office:value="0.89298199230339881" table:style-name="ce47">
            <text:p>89,3%</text:p>
          </table:table-cell>
          <table:table-cell office:value-type="float" office:value="227889" table:style-name="ce7">
            <text:p>227.889</text:p>
          </table:table-cell>
          <table:table-cell office:value-type="percentage" office:value="0.83141734495452335" table:style-name="ce47">
            <text:p>83,1%</text:p>
          </table:table-cell>
          <table:table-cell office:value-type="float" office:value="173411" table:style-name="ce7">
            <text:p>173.411</text:p>
          </table:table-cell>
          <table:table-cell office:value-type="percentage" office:value="0.5375151883353585" table:style-name="ce47">
            <text:p>53,8%</text:p>
          </table:table-cell>
          <table:table-cell office:value-type="float" office:value="56129" table:style-name="ce7">
            <text:p>56.129</text:p>
          </table:table-cell>
          <table:table-cell office:value-type="percentage" office:value="0.17530068366298443" table:style-name="ce47">
            <text:p>17,5%</text:p>
          </table:table-cell>
          <table:table-cell office:value-type="float" office:value="75134" table:style-name="ce7">
            <text:p>75.134</text:p>
          </table:table-cell>
          <table:table-cell office:value-type="percentage" office:value="0.75889863035836935" table:style-name="ce47">
            <text:p>75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49" table:style-name="ce7">
            <text:p>5.049</text:p>
          </table:table-cell>
          <table:table-cell office:value-type="percentage" office:value="0.80978348035284686" table:style-name="ce47">
            <text:p>81,0%</text:p>
          </table:table-cell>
          <table:table-cell office:value-type="float" office:value="5641" table:style-name="ce7">
            <text:p>5.641</text:p>
          </table:table-cell>
          <table:table-cell office:value-type="percentage" office:value="0.74725129156179626" table:style-name="ce47">
            <text:p>74,7%</text:p>
          </table:table-cell>
          <table:table-cell office:value-type="float" office:value="4358" table:style-name="ce7">
            <text:p>4.358</text:p>
          </table:table-cell>
          <table:table-cell office:value-type="percentage" office:value="0.41421918068624658" table:style-name="ce47">
            <text:p>41,4%</text:p>
          </table:table-cell>
          <table:table-cell office:value-type="float" office:value="2849" table:style-name="ce7">
            <text:p>2.849</text:p>
          </table:table-cell>
          <table:table-cell office:value-type="percentage" office:value="0.25820192133405834" table:style-name="ce47">
            <text:p>25,8%</text:p>
          </table:table-cell>
          <table:table-cell office:value-type="float" office:value="1303" table:style-name="ce7">
            <text:p>1.303</text:p>
          </table:table-cell>
          <table:table-cell office:value-type="percentage" office:value="0.35121293800539083" table:style-name="ce47">
            <text:p>35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984" table:style-name="ce7">
            <text:p>3.984</text:p>
          </table:table-cell>
          <table:table-cell office:value-type="percentage" office:value="0.73764117755971115" table:style-name="ce47">
            <text:p>73,8%</text:p>
          </table:table-cell>
          <table:table-cell office:value-type="float" office:value="4713" table:style-name="ce7">
            <text:p>4.713</text:p>
          </table:table-cell>
          <table:table-cell office:value-type="percentage" office:value="0.64209809264305173" table:style-name="ce47">
            <text:p>64,2%</text:p>
          </table:table-cell>
          <table:table-cell office:value-type="float" office:value="5476" table:style-name="ce7">
            <text:p>5.476</text:p>
          </table:table-cell>
          <table:table-cell office:value-type="percentage" office:value="0.55112721417069244" table:style-name="ce47">
            <text:p>55,1%</text:p>
          </table:table-cell>
          <table:table-cell office:value-type="float" office:value="4400" table:style-name="ce7">
            <text:p>4.400</text:p>
          </table:table-cell>
          <table:table-cell office:value-type="percentage" office:value="0.42307692307692307" table:style-name="ce47">
            <text:p>42,3%</text:p>
          </table:table-cell>
          <table:table-cell office:value-type="float" office:value="1098" table:style-name="ce7">
            <text:p>1.098</text:p>
          </table:table-cell>
          <table:table-cell office:value-type="percentage" office:value="0.24492527325451707" table:style-name="ce47">
            <text:p>24,5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068" table:style-name="ce7">
            <text:p>2.068</text:p>
          </table:table-cell>
          <table:table-cell office:value-type="percentage" office:value="0.57781503213188046" table:style-name="ce47">
            <text:p>57,8%</text:p>
          </table:table-cell>
          <table:table-cell office:value-type="float" office:value="4454" table:style-name="ce7">
            <text:p>4.454</text:p>
          </table:table-cell>
          <table:table-cell office:value-type="percentage" office:value="0.46978166860035864" table:style-name="ce47">
            <text:p>47,0%</text:p>
          </table:table-cell>
          <table:table-cell office:value-type="float" office:value="9759" table:style-name="ce7">
            <text:p>9.759</text:p>
          </table:table-cell>
          <table:table-cell office:value-type="percentage" office:value="0.44172362286697142" table:style-name="ce47">
            <text:p>44,2%</text:p>
          </table:table-cell>
          <table:table-cell office:value-type="float" office:value="1005" table:style-name="ce7">
            <text:p>1.005</text:p>
          </table:table-cell>
          <table:table-cell office:value-type="percentage" office:value="0.79383886255924174" table:style-name="ce47">
            <text:p>79,4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9" table:style-name="ce7">
            <text:p>9</text:p>
          </table:table-cell>
          <table:table-cell office:value-type="percentage" office:value="0.11688311688311688" table:style-name="ce50">
            <text:p>11,7%</text:p>
          </table:table-cell>
          <table:table-cell office:value-type="float" office:value="63" table:style-name="ce7">
            <text:p>63</text:p>
          </table:table-cell>
          <table:table-cell office:value-type="percentage" office:value="0.22580645161290322" table:style-name="ce50">
            <text:p>22,6%</text:p>
          </table:table-cell>
          <table:table-cell office:value-type="float" office:value="133" table:style-name="ce7">
            <text:p>133</text:p>
          </table:table-cell>
          <table:table-cell office:value-type="percentage" office:value="0.154292343387471" table:style-name="ce50">
            <text:p>15,4%</text:p>
          </table:table-cell>
          <table:table-cell office:value-type="float" office:value="126" table:style-name="ce7">
            <text:p>126</text:p>
          </table:table-cell>
          <table:table-cell office:value-type="percentage" office:value="7.0826306913996634E-2" table:style-name="ce50">
            <text:p>7,1%</text:p>
          </table:table-cell>
          <table:table-cell office:value-type="float" office:value="140" table:style-name="ce7">
            <text:p>140</text:p>
          </table:table-cell>
          <table:table-cell office:value-type="percentage" office:value="3.1832651205093224E-2" table:style-name="ce50">
            <text:p>3,2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098140" table:style-name="ce65">
            <text:p>6.098.140</text:p>
          </table:table-cell>
          <table:table-cell office:value-type="percentage" office:value="0.89057653502997558" table:style-name="ce66">
            <text:p>89,06%</text:p>
          </table:table-cell>
          <table:table-cell office:value-type="float" office:value="4221197" table:style-name="ce65">
            <text:p>4.221.197</text:p>
          </table:table-cell>
          <table:table-cell office:value-type="percentage" office:value="0.8039280364674144" table:style-name="ce66">
            <text:p>80,39%</text:p>
          </table:table-cell>
          <table:table-cell office:value-type="float" office:value="2858500" table:style-name="ce65">
            <text:p>2.858.500</text:p>
          </table:table-cell>
          <table:table-cell office:value-type="percentage" office:value="0.42817286050627001" table:style-name="ce66">
            <text:p>42,82%</text:p>
          </table:table-cell>
          <table:table-cell office:value-type="float" office:value="1589554" table:style-name="ce65">
            <text:p>1.589.554</text:p>
          </table:table-cell>
          <table:table-cell office:value-type="percentage" office:value="0.22770481061820436" table:style-name="ce66">
            <text:p>22,77%</text:p>
          </table:table-cell>
          <table:table-cell office:value-type="float" office:value="1280123" table:style-name="ce65">
            <text:p>1.280.123</text:p>
          </table:table-cell>
          <table:table-cell office:value-type="percentage" office:value="0.64618115866311909" table:style-name="ce66">
            <text:p>64,62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210810" table:style-name="ce75">
            <text:p>210.810</text:p>
          </table:table-cell>
          <table:table-cell office:value-type="percentage" office:value="0.33019392490794008" table:style-name="ce76">
            <text:p>33,02%</text:p>
          </table:table-cell>
          <table:table-cell office:value-type="date" office:date-value="2022-01-09T00:00:00" table:style-name="ce77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33010" table:style-name="ce79">
            <text:p>33.010</text:p>
          </table:table-cell>
          <table:table-cell office:value-type="percentage" office:value="0.36619187078452253" table:style-name="ce80">
            <text:p>36,62%</text:p>
          </table:table-cell>
          <table:table-cell office:value-type="date" office:date-value="2022-01-08T00:00:00" table:style-name="ce81">
            <text:p>0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7558" table:style-name="ce79">
            <text:p>27.558</text:p>
          </table:table-cell>
          <table:table-cell office:value-type="percentage" office:value="0.50458665201867614" table:style-name="ce80">
            <text:p>50,46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6973" table:style-name="ce79">
            <text:p>16.973</text:p>
          </table:table-cell>
          <table:table-cell office:value-type="percentage" office:value="0.20153888169846942" table:style-name="ce80">
            <text:p>20,15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50918" table:style-name="ce79">
            <text:p>50.918</text:p>
          </table:table-cell>
          <table:table-cell office:value-type="percentage" office:value="0.37190855306405668" table:style-name="ce80">
            <text:p>37,19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20046" table:style-name="ce79">
            <text:p>20.046</text:p>
          </table:table-cell>
          <table:table-cell office:value-type="percentage" office:value="0.52680542415641751" table:style-name="ce80">
            <text:p>52,68%</text:p>
          </table:table-cell>
          <table:table-cell office:value-type="date" office:date-value="2021-01-09T00:00:00" table:style-name="ce81">
            <text:p>09/01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62735" table:style-name="ce79">
            <text:p>62.735</text:p>
          </table:table-cell>
          <table:table-cell office:value-type="percentage" office:value="0.45139263640353716" table:style-name="ce80">
            <text:p>45,14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49989" table:style-name="ce79">
            <text:p>49.989</text:p>
          </table:table-cell>
          <table:table-cell office:value-type="percentage" office:value="0.33333111063693588" table:style-name="ce80">
            <text:p>33,33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69314" table:style-name="ce79">
            <text:p>169.314</text:p>
          </table:table-cell>
          <table:table-cell office:value-type="percentage" office:value="0.29628838918540557" table:style-name="ce80">
            <text:p>29,63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7225" table:style-name="ce79">
            <text:p>107.225</text:p>
          </table:table-cell>
          <table:table-cell office:value-type="percentage" office:value="0.29685523099199063" table:style-name="ce80">
            <text:p>29,69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813" table:style-name="ce79">
            <text:p>24.813</text:p>
          </table:table-cell>
          <table:table-cell office:value-type="percentage" office:value="0.35662134582770416" table:style-name="ce80">
            <text:p>35,66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84034" table:style-name="ce79">
            <text:p>84.034</text:p>
          </table:table-cell>
          <table:table-cell office:value-type="percentage" office:value="0.53904921965707253" table:style-name="ce80">
            <text:p>53,90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7609" table:style-name="ce79">
            <text:p>7.609</text:p>
          </table:table-cell>
          <table:table-cell office:value-type="percentage" office:value="0.33607172828055298" table:style-name="ce80">
            <text:p>33,61%</text:p>
          </table:table-cell>
          <table:table-cell office:value-type="date" office:date-value="2022-01-08T00:00:00" table:style-name="ce81">
            <text:p>08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70140" table:style-name="ce79">
            <text:p>170.140</text:p>
          </table:table-cell>
          <table:table-cell office:value-type="percentage" office:value="0.34361721034688897" table:style-name="ce80">
            <text:p>34,36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44604" table:style-name="ce79">
            <text:p>44.604</text:p>
          </table:table-cell>
          <table:table-cell office:value-type="percentage" office:value="0.35842628009385746" table:style-name="ce80">
            <text:p>35,84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21205" table:style-name="ce79">
            <text:p>21.205</text:p>
          </table:table-cell>
          <table:table-cell office:value-type="percentage" office:value="0.42322815001097741" table:style-name="ce80">
            <text:p>42,32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61850" table:style-name="ce79">
            <text:p>61.850</text:p>
          </table:table-cell>
          <table:table-cell office:value-type="percentage" office:value="0.41418889960355726" table:style-name="ce80">
            <text:p>41,42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272" table:style-name="ce79">
            <text:p>2.272</text:p>
          </table:table-cell>
          <table:table-cell office:value-type="percentage" office:value="0.26871673565937315" table:style-name="ce80">
            <text:p>26,87%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548" table:style-name="ce79">
            <text:p>2.548</text:p>
          </table:table-cell>
          <table:table-cell office:value-type="percentage" office:value="0.26249098588647368" table:style-name="ce80">
            <text:p>26,25%</text:p>
          </table:table-cell>
          <table:table-cell office:value-type="date" office:date-value="2022-01-07T00:00:00" table:style-name="ce81">
            <text:p>0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09T00:00:00" table:style-name="ce81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09T00:00:00" table:style-name="ce85">
            <text:p>09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1167653" table:style-name="ce87">
            <text:p>1.167.653</text:p>
          </table:table-cell>
          <table:table-cell office:value-type="percentage" office:value="0.34862847970725613" table:style-name="ce88">
            <text:p>34,86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0T14:34:23Z</dc:date>
  </office:meta>
</office:document-meta>
</file>